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text/xml" manifest:full-path="Object 9/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graphics" manifest:version="1.2" manifest:full-path="Object 9/"/>
  <manifest:file-entry manifest:media-type="application/rdf+xml" manifest:full-path="manifest.rdf"/>
  <manifest:file-entry manifest:media-type="text/xml" manifest:full-path="Object 1/settings.xml"/>
  <manifest:file-entry manifest:media-type="text/xml" manifest:full-path="Object 1/content.xml"/>
  <manifest:file-entry manifest:media-type="image/png" manifest:full-path="Object 1/Pictures/10000000000000200000002000309F1C.png"/>
  <manifest:file-entry manifest:media-type="text/xml" manifest:full-path="Object 1/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graphics" manifest:version="1.2" manifest:full-path="Object 1/"/>
  <manifest:file-entry manifest:media-type="text/xml" manifest:full-path="Object 3/settings.xml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graphics" manifest:version="1.2" manifest:full-path="Object 3/"/>
  <manifest:file-entry manifest:media-type="text/xml" manifest:full-path="settings.xml"/>
  <manifest:file-entry manifest:media-type="text/xml" manifest:full-path="Object 8/style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graphics" manifest:version="1.2" manifest:full-path="Object 8/"/>
  <manifest:file-entry manifest:media-type="text/xml" manifest:full-path="Object 4/settings.xml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graphics" manifest:version="1.2" manifest:full-path="Object 4/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graphics" manifest:version="1.2" manifest:full-path="Object 2/"/>
  <manifest:file-entry manifest:media-type="image/png" manifest:full-path="Thumbnails/thumbnail.png"/>
  <manifest:file-entry manifest:media-type="text/xml" manifest:full-path="Object 6/settings.xml"/>
  <manifest:file-entry manifest:media-type="text/xml" manifest:full-path="Object 6/content.xml"/>
  <manifest:file-entry manifest:media-type="text/xml" manifest:full-path="Object 6/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graphics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text/xml" manifest:full-path="Object 7/style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graphics" manifest:version="1.2" manifest:full-path="Object 7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text/xml" manifest:full-path="Object 5/settings.xml"/>
  <manifest:file-entry manifest:media-type="text/xml" manifest:full-path="Object 5/content.xml"/>
  <manifest:file-entry manifest:media-type="text/xml" manifest:full-path="Object 5/style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graphics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Noto Sans" svg:font-family="'Noto Sans'" style:font-family-generic="swiss"/>
    <style:font-face style:name="Segoe UI" svg:font-family="'Segoe UI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Noto Sans1" svg:font-family="'Noto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iberation Sans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style:text-line-through-style="none" fo:language="ru" fo:country="RU"/>
    </style:style>
    <style:style style:name="P3" style:family="paragraph" style:parent-style-name="Standard">
      <style:text-properties style:text-line-through-style="none" fo:font-size="18pt" fo:language="ru" fo:country="RU" style:font-size-asian="18pt" style:font-size-complex="18pt"/>
    </style:style>
    <style:style style:name="P4" style:family="paragraph" style:parent-style-name="Standard">
      <style:text-properties style:text-line-through-style="none" fo:font-size="12pt" fo:language="ru" fo:country="RU" style:font-size-asian="12pt" style:font-size-complex="12pt"/>
    </style:style>
    <style:style style:name="P5" style:family="paragraph" style:parent-style-name="Standard">
      <style:paragraph-properties fo:background-color="transparent">
        <style:tab-stops>
          <style:tab-stop style:position="0cm"/>
        </style:tab-stops>
        <style:background-image/>
      </style:paragraph-properties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2pt" style:text-underline-style="none" fo:font-weight="normal" fo:background-color="transparent" style:font-name-asian="Monospace" style:font-size-asian="12pt" style:font-weight-asian="normal" style:font-name-complex="Monospace" style:font-size-complex="12pt" style:font-weight-complex="normal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 style:list-style-name="L1">
      <style:text-properties style:text-line-through-style="none" fo:font-size="18pt" fo:language="ru" fo:country="RU" style:font-size-asian="18pt" style:font-size-complex="18pt"/>
    </style:style>
    <style:style style:name="P9" style:family="paragraph" style:parent-style-name="Standard" style:list-style-name="L1">
      <style:text-properties style:text-line-through-style="none" fo:language="ru" fo:country="RU"/>
    </style:style>
    <style:style style:name="P10" style:family="paragraph" style:parent-style-name="Standard" style:list-style-name="L2">
      <style:text-properties style:text-line-through-style="none" fo:language="ru" fo:country="RU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language="ru" fo:country="RU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background-color="#ffff00"/>
    </style:style>
    <style:style style:name="T6" style:family="text">
      <style:text-properties fo:language="en" fo:country="US"/>
    </style:style>
    <style:style style:name="T7" style:family="text">
      <style:text-properties fo:background-color="transparent"/>
    </style:style>
    <style:style style:name="T8" style:family="text">
      <style:text-properties style:use-window-font-color="true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style:use-window-font-color="true" style:font-name="Monospace" fo:font-size="10pt" style:text-underline-style="none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fo:color="#000000" style:text-line-through-style="none" style:font-name="Monospace" fo:font-size="10pt" fo:language="ru" fo:country="RU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line-through-style="none" fo:language="ru" fo:country="RU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Noto Sans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Noto Sans" fo:font-size="10pt" fo:language="ru" fo:country="RU" style:language-asian="zh" style:country-asian="CN" style:language-complex="hi" style:country-complex="IN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office:annotation office:name="__Annotation__213_1625259378"><dc:creator>Андрей Кошелев</dc:creator><dc:date>2019-03-11T15:35:28</dc:date><text:p text:style-name="P11"><text:span text:style-name="T12">По идее речь должна быть про МПО</text:span></text:p></office:annotation><text:span text:style-name="T1">Диспетчеризация задач в (МЗУ и) МПО.</text:span><office:annotation-end office:name="__Annotation__213_1625259378"/><office:annotation><dc:creator>Антон Ермаков</dc:creator><dc:date>2019-03-12T14:28:21</dc:date><text:p text:style-name="P11"><text:span text:style-name="T13">Reply to Андрей Кошелев (03/11/2019, 15:35): "..."</text:span></text:p><text:p><text:span text:style-name="T14">МЗУ в скобочках, как вариант. Поскольку Стариков сделал диаграмму состояний и протокол, то мне осталось сделать автомат и планировщик.</text:span></text:p></office:annotation></text:p>
      <text:p text:style-name="P1"/>
      <text:p text:style-name="P1"/>
      <text:p text:style-name="P1"><text:tab/><text:tab/><text:span text:style-name="T4">1. Введение.</text:span></text:p>
      <text:p text:style-name="P1"/>
      <text:p text:style-name="P1"><text:tab/>Для Модуля Записи и Управления (МЗУ) и Модуля Получения и Обработки (МПО) может быть использован один и тот же подход к разработке бортового программного обеспечения (БПО). Далее я буду рассматривать работу логики планирования задач на примере МПО.</text:p>
      <text:p text:style-name="P1"><text:tab/>Системное программное обеспечение МПО основано на ОСРВ RTEMS 4.11.x, которая является <office:annotation office:name="__Annotation__214_1625259378"><dc:creator>Андрей Кошелев</dc:creator><dc:date>2019-03-11T15:36:27</dc:date><text:p text:style-name="P11"><text:span text:style-name="T12">Наша терминология:</text:span></text:p><text:p text:style-name="P11"><text:span text:style-name="T12">ОПО — общесистемное ПО (как правило ОС)</text:span></text:p><text:p text:style-name="P11"><text:span text:style-name="T12">СПО — специальное ПО (оно же приложение)</text:span></text:p></office:annotation>системным ПО (СиПО)<office:annotation-end office:name="__Annotation__214_1625259378"/><office:annotation><dc:creator>Антон Ермаков</dc:creator><dc:date>2019-03-12T14:28:49</dc:date><text:p text:style-name="P11"><text:span text:style-name="T13">Reply to Андрей Кошелев (03/11/2019, 15:36): "..."</text:span></text:p><text:p><text:span text:style-name="T14">ОПО я тогда называю СиПО. Просто не совсем понятно зачем нужна приставка «обще».</text:span></text:p></office:annotation> нижнего уровня (НУ). Над ней находятся автомат логических <text:s/>состояний (АЛС), который в данном случае является конечным автоматом (КА) и диспетчер целевых задач, обменный поток, которые являются по своей сути прикладными программами, <office:annotation office:name="__Annotation__215_1625259378"><dc:creator>Андрей Кошелев</dc:creator><dc:date>2019-03-11T15:37:40</dc:date><text:p text:style-name="P11"><text:span text:style-name="T12">У нас все БПО (ОПО + СПО). Другое дело, что циклограмма вычислительного процесса обеспечивается автоматом состояний, который пользуется функционалом ОС. </text:span></text:p></office:annotation>но для бортового ПО (БПО) они есть СиПО верхнего уровня (ВУ), поскольку создают необходимую среду выполнения для целевых задач (ЦЗ), которые являются прикладным ПО в чистом виде.<office:annotation-end office:name="__Annotation__215_1625259378"/><office:annotation><dc:creator>Антон Ермаков</dc:creator><dc:date>2019-03-12T14:29:09</dc:date><text:p text:style-name="P11"><text:span text:style-name="T13">Reply to Андрей Кошелев (03/11/2019, 15:37): "..."</text:span></text:p><text:p><text:span text:style-name="T14">Циклограмма обеспечивается планировщиком задач, а автомат нужен для настройки профиля планировщика</text:span></text:p></office:annotation> Целевые задачи также называются функциональным ПО (ФПО) или специальным ПО (СПО) и являются самым верхним уровнем БПО. Таким образом БПО сотоит из трёх уровней: ОСРВ — СиПО НУ; планировщик и автомат состояний — СиПО ВУ; ЦЗ — ФПО (рис. 1.1).</text:p>
      <text:p text:style-name="P1"><text:tab/><office:annotation office:name="__Annotation__216_1625259378"><dc:creator>Андрей Кошелев</dc:creator><dc:date>2019-03-11T15:39:22</dc:date><text:p text:style-name="P11"><text:span text:style-name="T12">Тогда надо говорить так: требования к реализации СПО, выполняющемся в рассматриваемой среде, приведены ниже.</text:span></text:p></office:annotation>Сразу хочу отметить, что если ЦЗ выполняются в некоем фреймворке СиПО верхнего уровня, то очевидно, что они должны строится по определённой схеме, т.е удовлетворять заранее оговоренным требованиям.<office:annotation-end office:name="__Annotation__216_1625259378"/></text:p>
      <text:p text:style-name="P1"><text:tab/>Целью данного документа как раз является описание этих требований а также описание архитектуры БПО. Данное описание является концептуальным.</text:p>
      <text:p text:style-name="P1"/>
      <text:p text:style-name="P1"><draw:frame draw:style-name="fr1" draw:name="Object9" text:anchor-type="paragraph" svg:x="1.734cm" svg:y="0.007cm" svg:width="14.078cm" svg:height="10.425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><text:soft-page-break/></text:p>
      <text:p text:style-name="P1"/>
      <text:p text:style-name="P1"><text:tab/><text:tab/><text:span text:style-name="T4">2. Обмены по SpaceWire.</text:span></text:p>
      <text:p text:style-name="P1"><text:tab/></text:p>
      <text:p text:style-name="P1"><text:tab/>Как предлагает Андрей Кошелев, нужно разделить циклограмму на 3 этапа.</text:p>
      <text:p text:style-name="P1"><text:tab/>1-й этап — установка профиля задач (работа автомата состояний), планирование обменов по SpaceWire, которые выполняются всегда.</text:p>
      <text:p text:style-name="P1"><text:tab/>2-й этап — планирование и выполнение ЦЗ, причём фактическое выполнение обменов может проходить параллельно с выполнением задач за счёт механизма DMA. В случае приёма данных от МЗУ они могут поступать в течение всего <office:annotation office:name="__Annotation__227_1625259378"><dc:creator>Андрей Кошелев</dc:creator><dc:date>2019-03-11T15:43:05</dc:date><text:p text:style-name="P11"><text:span text:style-name="T12">Лучше употреблять цикл. При этом о нем мы ранее не сказали, что плохо.</text:span></text:p></office:annotation>такта моделирования (вычсления)<office:annotation-end office:name="__Annotation__227_1625259378"/><office:annotation><dc:creator>Антон Ермаков</dc:creator><dc:date>2019-03-13T10:42:53</dc:date><text:p text:style-name="P11"><text:span text:style-name="T13">Reply to Андрей Кошелев (03/11/2019, 15:43): "..."</text:span></text:p><text:p><text:span text:style-name="T14">Слово «цикл» связано с рабой, а «такт» со временем. Поскольку я описываю работу планировщика, который не выполняет функциональную работу, а управляет лишь временем исполнения ЦЗ, то я использую термин «такт».</text:span></text:p></office:annotation>, который сейчас равен 100 мс, и, затем в начале следующего такта данные будут прочитаны из памяти DMA и отправлены в обработку. Сейчас размер буфера DMA для приёма пакетов в драйвере SpaceWire равен 64 Кб. В случае отправки данных данных, было бы неплохо, если в начале такта они могли бы быть переписаны в буфер памяти DMA, настроена цепочка дескрипторов и запущен процесс отправки данных по SpaceWire. Очевидно, что в данном случае мы могли бы управлять последовательностью отправки пакетов, и, возможно временем начала отправки. К<text:span text:style-name="T2">ак предлагает Антон Голубков нужно заранее подумать о размере буферов DMA. Каким должен быть их размер, и cможем ли мы выделить необходимую память в драйвере SpaceWire (думаю cможем).</text:span></text:p>
      <text:p text:style-name="P2"><text:tab/>3-й этап — завершающий. Даже если ничего не делать в этот момент, то он всё равно может быть полезен: за счёт изменения его длительности мы можем плавно смещать такт моделирования во времени. На рисунке 2.1 отражён этот процесс.</text:p>
      <text:p text:style-name="P2"/>
      <text:p text:style-name="P2"/>
      <text:p text:style-name="P2"><text:tab/></text:p>
      <text:p text:style-name="P2"><draw:frame draw:style-name="fr1" draw:name="Object1" text:anchor-type="paragraph" svg:x="0.199cm" svg:y="0.228cm" svg:width="17.094cm" svg:height="9.76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><text:tab/><text:tab/><text:span text:style-name="T4">3. Управление потоками данных.</text:span></text:p>
      <text:p text:style-name="P2"/>
      <text:p text:style-name="P2"><text:tab/>В начале такта происходит перепись принятых при помощи DMA пакетов данных в целевые буфера. Эту работу выполняет специальный обменный поток, который является безусловно планируемой задачей. Он вычитывает из памяти DMA очередной пакет, анализирует его заголовок и ставит в очередь к определённой задаче. В зависимости от типа пакета, он может встать на очередь либо к <office:annotation office:name="__Annotation__268_1625259378"><dc:creator>Андрей Кошелев</dc:creator><dc:date>2019-03-11T15:48:30</dc:date><text:p text:style-name="P11"><text:span text:style-name="T12">Все таки автомать состояний не системный процесс. Это специальное ПО (приложение), которое планирует другие приложения в явном виде, т. к. RTEMS не умеет так как нам надо. </text:span></text:p></office:annotation>системному процессу,<office:annotation-end office:name="__Annotation__268_1625259378"/><office:annotation><dc:creator>Антон Ермаков</dc:creator><dc:date>2019-03-12T14:50:51</dc:date><text:p text:style-name="P11"><text:span text:style-name="T13">Reply to Андрей Кошелев (03/11/2019, 15:48): "..."</text:span></text:p><text:p><text:span text:style-name="T14">Это СиПО ВУ, поскольку не несёт в себе ни какого целевого функционала, а нужен он лишь для управления планировщиком.</text:span></text:p></office:annotation> например автомату состояний, или к какой-либо целевой задаче (рисунок 3.1). Там где длинная очередь нежелательна, например в некоторых</text:p>
      <text:p text:style-name="P2"/>
      <text:p text:style-name="P2"/>
      <text:p text:style-name="P2"><draw:frame draw:style-name="fr1" draw:name="Object3" text:anchor-type="paragraph" svg:x="1.734cm" svg:y="0.242cm" svg:width="14.286cm" svg:height="9.4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>системных задачах, то очередь может быть <office:annotation office:name="__Annotation__269_1625259378"><dc:creator>Андрей Кошелев</dc:creator><dc:date>2019-03-11T15:50:04</dc:date><text:p text:style-name="P11"><text:span text:style-name="T12">Надо сразу оговорить набор задач и длину их очередей (например макс. 10)</text:span></text:p></office:annotation>короткой и состоять всего из одного элемента<office:annotation-end office:name="__Annotation__269_1625259378"/><office:annotation><dc:creator>Антон Ермаков</dc:creator><dc:date>2019-03-13T12:34:02</dc:date><text:p text:style-name="P11"><text:span text:style-name="T13">Reply to Андрей Кошелев (03/11/2019, 15:50): "..."</text:span></text:p><text:p><text:span text:style-name="T14">Это пока что концепция, а не детализированная документация.</text:span></text:p></office:annotation>.</text:p>
      <text:p text:style-name="P2"><text:tab/>После приёма пакета обменным потоком, проверяется контрольная сумма, лишняя часть заголовка или же он весь отбрасывается, и после этого данные пакета ставятся в очередь определённой задаче.</text:p>
      <text:p text:style-name="P2"><text:tab/> Этот же поток просматривает очередь пакетов на передачу от целевых и системных задач и переписывает <text:span text:style-name="T5">их</text:span> в память DMA, настраивает цепочку дескрипторов(делает это всё при помощи функций драйвера), т.е. фактически асинхронно отправляет их из платы через SpaceWire (рисунок 3.2). </text:p>
      <text:p text:style-name="P2"><draw:frame draw:style-name="fr2" draw:name="Object4" text:anchor-type="paragraph" svg:width="14.097cm" svg:height="9.998cm" draw:z-index="3"><draw:object xlink:href="./Object 4" xlink:type="simple" xlink:show="embed" xlink:actuate="onLoad"/><draw:image xlink:href="./ObjectReplacements/Object 4" xlink:type="simple" xlink:show="embed" xlink:actuate="onLoad"/></draw:frame><text:soft-page-break/><text:tab/></text:p>
      <text:p text:style-name="P2"/>
      <text:p text:style-name="P2"/>
      <text:list xml:id="list795737451056603054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Логика состояний БПО.</text:p>
                          <text:p text:style-name="P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tab/>БПО может работать в разных режимах, например, режим передачи декодированных данных, режим записи (передачи сырых данных), технологический режим. Для управления этими режимами существует автомат состояний БПО, который относится к СиПО ВУ, т.к. не несёт целевой нагрузки.</text:p>
      <text:p text:style-name="P2"><text:tab/>Поскольку ноль имеет неоднозначную интерпретацию (это может быть как умышленное значение переменной, так и значение, оставшееся после инициализации памяти сегмента BSS), то Андрей Кошелев предлагает не использовать по возможности команды с индексом 0 и нулевое состояние конечного автомата в качестве рабочих. Но поскольку нулевое состояние в таблице автомата не может быть пустым, то должно быть явно добавлено в граф состояний. <office:annotation office:name="__Annotation__271_1625259378"><dc:creator>Андрей Кошелев</dc:creator><dc:date>2019-03-11T15:56:06</dc:date><text:p text:style-name="P11"><text:span text:style-name="T12">Должна быть проверка области допустимых значений состояния. Тогда все, что не ложится в норму, в т.ч. и 0, должны определяться как сбой. Поэтому зачем выделять специально 0 — не понятно.</text:span></text:p></office:annotation>Неизвестно как мы можем в него попасть, разве что в случае ошибки в автоматной таблице, но тем не менее, наш опыт говорит о том, что мы не можем исключать подобный случай. Поэтому из этого состояния должны быть предусмотрены выходы, например в состояние «Инициализация» и «Ожидание».<office:annotation-end office:name="__Annotation__271_1625259378"/><office:annotation><dc:creator>Антон Ермаков</dc:creator><dc:date>2019-03-12T14:59:14</dc:date><text:p text:style-name="P11"><text:span text:style-name="T13">Reply to Андрей Кошелев (03/11/2019, 15:56): "..."</text:span></text:p><text:p><text:span text:style-name="T14">Я подумаю как выполнить проверку корректно. 0 на диаграмме нужен, поскольку в массиве присутствует 0-я строка, которую нужно явно описывать по правилам языка C++.</text:span></text:p></office:annotation> Доработанная диаграмма состояний, предложенная Стариковым Сергеем в документе «18.02.26 ПИЛВ МЗУ-МПО» показана на рисунке 4.1.</text:p>
      <text:p text:style-name="P2"><text:tab/></text:p>
      <text:p text:style-name="P2"/>
      <text:p text:style-name="P2"/>
      <text:p text:style-name="P4"><draw:frame draw:style-name="fr1" draw:name="Object2" text:anchor-type="paragraph" svg:x="0.993cm" svg:y="0.074cm" svg:width="15.956cm" svg:height="13.892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4"/>
      <text:p text:style-name="P4"/>
      <text:p text:style-name="P4"/>
      <text:p text:style-name="P3"><text:tab/><text:tab/>5. Планирование целевых задач.</text:p>
      <text:p text:style-name="P4"><text:tab/></text:p>
      <text:p text:style-name="P4"><text:tab/><text:span text:style-name="T7">С</text:span> точки зрения системы в целом для управления задачами используются приоритеты, и у системных задач (СЗ) приоритет выше чем у целевых. К СЗ в частности относится сам планировщик. Но планирование целевых задач на стадии 2 осуществляется строго по времени и без использования приоритетов, т.е. по схеме ARINC. На рис. 5.1 показан пример такта выполнения задач.</text:p>
      <text:p text:style-name="P4"/>
      <text:p text:style-name="P4"/>
      <text:p text:style-name="P4"><draw:frame draw:style-name="fr1" draw:name="Object8" text:anchor-type="paragraph" svg:x="1.734cm" svg:y="-0.004cm" svg:width="15.136cm" svg:height="10.003cm" draw:z-index="7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4"/>
      <text:p text:style-name="P4">Сами целевые задачи могут быть нескольких типов. Тип 1: задачи, которые для удобства размещаются в отдельном потоке. <office:annotation office:name="__Annotation__272_1625259378"><dc:creator>Андрей Кошелев</dc:creator><dc:date>2019-03-11T15:59:15</dc:date><text:p text:style-name="P11"><text:span text:style-name="T12">А какие задачи у нас бесконечные. Вроде мы договорились, что все задачи должны быть конечными или вставать в ожидание до следующего обращения.</text:span></text:p></office:annotation>Они могут быть циклическими с неограниченной длительностью существования (Тип 1.1)<office:annotation-end office:name="__Annotation__272_1625259378"/><office:annotation><dc:creator>Антон Ермаков</dc:creator><dc:date>2019-03-13T12:20:41</dc:date><text:p text:style-name="P11"><text:span text:style-name="T13">Reply to Андрей Кошелев (03/11/2019, 15:59): "..."</text:span></text:p><text:p><text:span text:style-name="T14">Ты путаешь время жизни задачи и цикл её работы.</text:span></text:p></office:annotation> или линейными, которые существуют некоторое время и затем завершаются с определённым кодом (Тип 1.2).</text:p>
      <text:p text:style-name="P4"/>
      <text:p text:style-name="P4"/>
      <text:p text:style-name="P3"><text:tab/><text:tab/>6. Типы задач.</text:p>
      <text:p text:style-name="P2"/>
      <text:p text:style-name="P2"><text:tab/>Далее я буду рассматривать<text:tab/> некоторые варианты поведения планировщика задач и буду указывать из них предпочтительный для нас, но при этом я не буду удалять варианты, которые мы сейчас использовать по каким-то причинам не собираемся. Нам также нет необходимости реализовывать сразу все типы задач. Мы будем реализовывать из этого списка только то, что необходимо в данный момент.</text:p>
      <text:p text:style-name="P2"/>
      <text:p text:style-name="P2"><text:tab/>Тип 1.1, рис. 6.1, выполняется в отдельном потоке, выполняет определённый объём операций и затем сообщает диспетчеру о завершении своей работы на такте и добровольно разрешает заблокировать себя диспетчеру при помощи вызова специальной функции. Если данная задача не успела выполнить работу на такте за время отведённое ей, т<office:annotation office:name="__Annotation__273_1625259378"><dc:creator>Андрей Кошелев</dc:creator><dc:date>2019-03-11T16:00:46</dc:date><text:p text:style-name="P11"><text:span text:style-name="T12">По прерыванию от аппаратного таймера. Такая ситуация является сбоем, поскольку говорит о невыполнении функции в отведенный интервал времени.</text:span></text:p></office:annotation>о могут быть 2 варианта.</text:p>
      <text:p text:style-name="P2"><text:tab/>1. Она блокируется диспетчером принудительно<office:annotation-end office:name="__Annotation__273_1625259378"/><office:annotation><dc:creator>Антон Ермаков</dc:creator><dc:date>2019-03-13T16:44:59</dc:date><text:p text:style-name="P11"><text:span text:style-name="T13">Reply to Андрей Кошелев (03/11/2019, 16:00): "..."</text:span></text:p><text:p><text:span text:style-name="T14">Такое поведение системы описано ниже.</text:span></text:p></office:annotation>, что может быть нежелательно, однако в некоторых случаях допустимо. <office:annotation office:name="__Annotation__274_1625259378"><dc:creator>Андрей Кошелев</dc:creator><dc:date>2019-03-11T16:01:57</dc:date><text:p text:style-name="P11"><text:span text:style-name="T12">Так длительность у типа 1.1 ограничена или нет? Обменный поток у нас должен быть жестко ограничен пропускной способностью 10 Мб/с, по достижению которой он должен тормозится (т. е. Это определенное максимальное количество пакетов за цикл).</text:span></text:p></office:annotation>К таким задачам относится обменный поток, например<office:annotation-end office:name="__Annotation__274_1625259378"/><office:annotation><dc:creator>Антон Ермаков</dc:creator><dc:date>2019-03-13T16:37:19</dc:date><text:p text:style-name="P11"><text:span text:style-name="T13">Reply to Андрей Кошелев (03/11/2019, 16:01): "..."</text:span></text:p><text:p><text:span text:style-name="T14">За расчёт скорости передачи данных по SpaceWire несёт ответственность ЦЗ, а не планировщик.</text:span></text:p></office:annotation>. После начала следующего такта в момент времени соответствующий профилю, планировщик разблокирует данную задачу и она снова продолжит выполнение. При этом один вызов добровольной блокировки на этом такте может быть пропущен планировщиком.</text:p>
      <text:p text:style-name="P2"><text:soft-page-break/><text:tab/>2. Возникает ошибка вычислительного процесса на такте и автомат планировщика переходит в состояние «Сбой», вычислительный процесс останавливается. Андрей Кошелев предлагает использовать именно этот вариант.</text:p>
      <text:p text:style-name="P2"/>
      <text:p text:style-name="P2"><draw:frame draw:style-name="fr2" draw:name="Object5" text:anchor-type="paragraph" svg:width="14.099cm" svg:height="9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text:tab/>Тип 1.2, рис. 6.2, выполняется также в отдельном потоке. В начале создаётся поток в котором размещается функция данной задачи. Через некоторое время функция завершает свою работу возвращает код завершения и возможно прекращает выполнение потока. Момент завершения потока и возврата кода отслеживается планировщиком. Код завершения может быть затем предан автомату состояний. Из таких задач, например, состоит процесс инициализации, который может быть достаточно продолжительным и растягиваться на некоторое количество тактов, поэтому задачи в нём могут периодически замораживаться и возобновляться планировщиком принудительно. В этом нет ничего страшного, поскольку, думаю, это не повлияет на их работоспособность.</text:p>
      <text:p text:style-name="P2"><text:tab/>Для подобных задач может предусматриваться тайм-аут в течение которого задача должна быть выполнена. Если время выполнение превышено, то задача завершается принудительно, а результатом будет ошибка, которая передаётся в автомат состояний, и тот переходит в состояние «Сбой».</text:p>
      <text:p text:style-name="P2"><draw:frame draw:style-name="fr1" draw:name="Object6" text:anchor-type="paragraph" svg:x="1.734cm" svg:y="0.404cm" svg:width="14.023cm" svg:height="12.409cm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2"/>
      <text:p text:style-name="P2"/>
      <text:p text:style-name="P2"><office:annotation office:name="__Annotation__307_1625259378"><dc:creator>Андрей Кошелев</dc:creator><dc:date>2019-03-11T16:14:30</dc:date><text:p text:style-name="P11"><text:span text:style-name="T12">Думаю перемешивание — зло. Чем проще и определеннее — тем надежнее.</text:span></text:p></office:annotation><text:tab/>Тип 1.3: смешанный, создаётся в отдельном потоке, выполняется некоторое время циклически по схеме Тип 1.1, затем завершается с определённым кодом, освобождая системные ресурсы.<office:annotation-end office:name="__Annotation__307_1625259378"/><office:annotation><dc:creator>Антон Ермаков</dc:creator><dc:date>2019-03-13T16:51:48</dc:date><text:p text:style-name="P11"><text:span text:style-name="T13">Reply to Андрей Кошелев (03/11/2019, 16:14): "..."</text:span></text:p><text:p><text:span text:style-name="T14">Простота хуже воровства.</text:span></text:p><text:p><text:span text:style-name="T14">От излишнего упрощения системы теряется её гибкость. Данный тип задач работает вполне определённым образом.</text:span></text:p></office:annotation> Такими задачами могут быть, например, задача передачи декодированных данных и задача передачи сырых данных.</text:p>
      <text:p text:style-name="P2"/>
      <text:p text:style-name="P2"/>
      <text:p text:style-name="P2"/>
      <text:p text:style-name="P2"/>
      <text:p text:style-name="P2"><text:tab/> Тип 2, рис.6.3: задачи которые выполняются друг за другом в одном и том же потоке. Реализуются в виде функций с кодом возврата. Совершают часть вычислений на такте, запоминают своё состояние и выходят на каждом такте. Диспетчер контролирует время их выполнения в соответствии с профилем и код завершения. Такой тип задач удобно использовать, когда работа следующей задачи строго зависит от результата работы на такте предыдущей. Если предыдущая задача не успела выполниться к определённому в профиле моменту времени, то вычислительный процесс считается проваленным на такте. В этом случае автомат состояний перейдёт в состояние сбой.</text:p>
      <text:p text:style-name="P2"/>
      <text:p text:style-name="P2"><text:soft-page-break/></text:p>
      <text:p text:style-name="P2"><draw:frame draw:style-name="fr2" draw:name="Object7" text:anchor-type="paragraph" svg:width="14.099cm" svg:height="9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В целом замечания по тексту:</text:p>
      <text:list xml:id="list7730070471547232365" text:style-name="L2">
        <text:list-item>
          <text:p text:style-name="P10">Надо определить действующие лица и их функционал, например: ОПО — ОС + автомат состояний, СПО — приложения. Необходимо описать как делят функции <text:span text:style-name="T6">RTEMS </text:span>и автомат состояний между собой, что за среда обеспечивается для СПО.</text:p>
        </text:list-item>
        <text:list-item>
          <text:p text:style-name="P10">Далее необходимо расписать особенности функционирования в различных режимах диаграммы состояния (как, например, инициализация).</text:p>
        </text:list-item>
        <text:list-item>
          <text:p text:style-name="P10">О планировании надо договорится, думаю циклические задачи с прерыванием потока из вне — инициализация, технологический режим. Все остальное — разовое выполнение с возвратом кода завершения под управлением автомата состояний.</text:p>
          <text:p text:style-name="P10"/>
        </text:list-item>
      </text:list>
      <text:p text:style-name="P2"/>
      <text:p text:style-name="P3"><text:tab/><text:tab/>7. Межуровневое взаимодействие.</text:p>
      <text:p text:style-name="P2"><text:tab/><text:tab/></text:p>
      <text:p text:style-name="P5"><text:span text:style-name="T3"><text:tab/>СиПО ВУ взаимодействует с ОСРВ посредством вызова POSIX функций а также вызовов функций из библиотек драйверов устройств. Например, автомат состояний использует функции управления потоками: </text:span><text:span text:style-name="T10">pthread_create(3), pthread_exit(3)</text:span><text:span text:style-name="T11">.</text:span><text:span text:style-name="T3"> Поток обмена данными по SpaceWire использует функции синхронизации: </text:span><text:span text:style-name="T8">pthread_mutexattr_init(3), </text:span><text:span text:style-name="T9">pthread_mutexattr_settype(3), pthread_mutex_init(3) и pthread_mutex_lock(3), pthread_mutex_unlock(3).</text:span></text:p>
      <text:p text:style-name="P6"><text:tab/>В то же время ФПО использует функции, предоставляемые уровнем СиПО ВУ. Например, ЦЗ могут запрашивать текущее время у планировщика, запрашивать блокировку, сообщать о выполнении цикла работы на такте. ЦЗ также могут пользоваться сервисом обменного потока SpaceWire для передачи ему буферов в очередь на отправку а также чтения своей очереди <text:soft-page-break/>данных. Если ЦЗ не будут использовать функции ОСРВ, а только функции СиПО ВУ, то это обеспечит дополнительный уровень абстракции и позволит переносить ЦЗ между POSIX, ARINC, ASAAC и ITRON ОСРВ без изменений.</text:p>
      <text:p text:style-name="P3"/>
      <text:p text:style-name="P3"><text:tab/><text:tab/>8. Этапы выполнения задач.</text:p>
      <text:p text:style-name="P2"/>
      <text:p text:style-name="P2"><text:tab/>Каждая задача, выполняемая планировщиком, может быть СЗ или ЦЗ и состоит в общем случае из двух частей - это инициализация и выполнение, которые представляют собой функции с определёнными прототипами. Инициализация происходит по схеме типа 1.2, а выполнение по любой схеме, причём обе части всегда выполняются в одном потоке друг за другом.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18/03/2019<text:tab/>Антон Ерма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1" svg:font-family="'Liberation Sans'" style:font-family-generic="swiss"/>
    <style:font-face style:name="Noto Sans" svg:font-family="'Noto Sans'" style:font-family-generic="swiss"/>
    <style:font-face style:name="Segoe UI" svg:font-family="'Segoe UI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Noto Sans1" svg:font-family="'Noto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iberation Sans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2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WenQuanYi Zen Hei" style:font-size-asian="14pt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iberation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iberation Sans1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4T13:26:42</meta:creation-date>
    <dc:date>2019-12-18T15:18:50</dc:date>
    <meta:editing-duration>P5DT19H43M4S</meta:editing-duration>
    <meta:editing-cycles>723</meta:editing-cycles>
    <meta:generator>OpenOffice/4.1.7$Unix OpenOffice.org_project/417m1$Build-9800</meta:generator>
    <dc:creator>Антон Ермаков</dc:creator>
    <meta:printed-by>Антон Ермаков</meta:printed-by>
    <meta:print-date>2019-12-18T15:16:17</meta:print-date>
    <meta:document-statistic meta:table-count="0" meta:image-count="0" meta:object-count="9" meta:page-count="10" meta:paragraph-count="48" meta:word-count="1569" meta:character-count="110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21cm"/>
    </style:style>
    <style:style style:name="gr3" style:family="graphic" style:parent-style-name="objectwithoutfill">
      <style:graphic-properties draw:stroke="dash" draw:stroke-dash="Fine_20_Dashed_20__28_var_29_" svg:stroke-width="0.05cm" draw:marker-start="" draw:marker-start-width="0.355cm" draw:marker-end="Arrow" draw:marker-end-width="0.355cm" svg:stroke-linecap="butt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cm" draw:marker-start="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16cm" svg:height="2.41cm" svg:x="3.159cm" svg:y="5.067cm">
          <text:p text:style-name="P1"><text:span text:style-name="T1">Планирование</text:span></text:p>
          <text:p text:style-name="P1"><text:span text:style-name="T1">обменов,</text:span></text:p>
          <text:p text:style-name="P1"><text:span text:style-name="T1">перепись</text:span></text:p>
          <text:p text:style-name="P1"><text:span text:style-name="T1">буферов</text:span></text:p>
        </draw:rect>
        <draw:rect draw:style-name="gr1" draw:text-style-name="P2" draw:layer="layout" svg:width="1.778cm" svg:height="2.413cm" svg:x="1.408cm" svg:y="5.064cm">
          <text:p text:style-name="P1"><text:span text:style-name="T1">Выбор</text:span></text:p>
          <text:p text:style-name="P1"><text:span text:style-name="T1">Профиля</text:span></text:p>
          <text:p text:style-name="P1"><text:span text:style-name="T1">задач</text:span></text:p>
        </draw:rect>
        <draw:rect draw:style-name="gr1" draw:text-style-name="P2" draw:layer="layout" svg:width="9.906cm" svg:height="2.413cm" svg:x="5.953cm" svg:y="5.064cm">
          <text:p text:style-name="P1"><text:span text:style-name="T1">Планирование и выполнение задач</text:span></text:p>
        </draw:rect>
        <draw:rect draw:style-name="gr1" draw:text-style-name="P3" draw:layer="layout" svg:width="2.007cm" svg:height="2.433cm" draw:transform="skewX (-0.0102974425867646) translate (15.859cm 5.044cm)">
          <text:p text:style-name="P1"><text:span text:style-name="T2">Заверше-</text:span></text:p>
          <text:p text:style-name="P1"><text:span text:style-name="T2">Ние</text:span></text:p>
        </draw:rect>
        <draw:rect draw:style-name="gr1" draw:text-style-name="P4" draw:layer="layout" svg:width="11.684cm" svg:height="2.068cm" svg:x="4.175cm" svg:y="8.747cm">
          <text:p text:style-name="P1"><text:span text:style-name="T3">Обмены, работа DMA SpaceWire</text:span></text:p>
        </draw:rect>
        <draw:frame draw:style-name="gr2" draw:text-style-name="P5" draw:layer="layout" svg:width="3.321cm" svg:height="0.806cm" svg:x="7.412cm" svg:y="1.462cm">
          <draw:text-box>
            <text:p><text:span text:style-name="T4">Рисунок 2.1</text:span></text:p>
          </draw:text-box>
        </draw:frame>
        <draw:line draw:style-name="gr3" draw:text-style-name="P1" draw:layer="layout" svg:x1="4.175cm" svg:y1="7.477cm" svg:x2="4.175cm" svg:y2="8.747cm">
          <text:p/>
        </draw:line>
        <draw:line draw:style-name="gr4" draw:text-style-name="P1" draw:layer="layout" svg:x1="15.859cm" svg:y1="7.477cm" svg:x2="15.859cm" svg:y2="8.747cm">
          <text:p/>
        </draw:line>
        <draw:line draw:style-name="gr5" draw:text-style-name="P3" draw:layer="layout" svg:x1="1.508cm" svg:y1="4.032cm" svg:x2="18.272cm" svg:y2="4.032cm">
          <text:p/>
        </draw:line>
        <draw:frame draw:style-name="gr6" draw:text-style-name="P6" draw:layer="layout" svg:width="1.979cm" svg:height="1.199cm" svg:x="1.381cm" svg:y="2.732cm">
          <draw:text-box>
            <text:p><text:span text:style-name="T2">Начало</text:span></text:p>
            <text:p><text:span text:style-name="T2">такта</text:span></text:p>
          </draw:text-box>
        </draw:frame>
        <draw:frame draw:style-name="gr7" draw:text-style-name="P6" draw:layer="layout" svg:width="1.696cm" svg:height="1.199cm" svg:x="16.24cm" svg:y="2.732cm">
          <draw:text-box>
            <text:p><text:span text:style-name="T2">Конец</text:span></text:p>
            <text:p><text:span text:style-name="T2">такта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color="#000000" draw:marker-start="Arrow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="Symmetric_20_Arrow" draw:marker-end-width="0.1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355cm" draw:marker-end="Symmetric_20_Arrow" draw:marker-end-width="0.155cm" svg:stroke-linecap="butt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false" fo:min-height="0.409cm" fo:min-width="0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false" fo:min-height="0.408cm" fo:min-width="0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5cm" fo:min-width="1.364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37cm" fo:min-width="0.487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24cm" fo:min-width="1.164cm"/>
    </style:style>
    <style:style style:name="gr10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36cm" fo:min-width="0.49cm"/>
    </style:style>
    <style:style style:name="gr11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5cm" fo:min-width="1.102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5cm" fo:min-width="1.1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14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5cm" fo:min-width="1.14cm"/>
    </style:style>
    <style:style style:name="gr15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4cm" fo:min-width="1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2.794cm" svg:height="2.159cm" svg:x="6.715cm" svg:y="2.67cm">
          <text:p text:style-name="P1"><text:span text:style-name="T1">Инициали-</text:span></text:p>
          <text:p text:style-name="P1"><text:span text:style-name="T1">зация</text:span></text:p>
        </draw:ellipse>
        <draw:ellipse draw:style-name="gr1" draw:text-style-name="P2" draw:layer="layout" svg:width="2.667cm" svg:height="2.159cm" svg:x="6.899cm" svg:y="6.48cm">
          <text:p text:style-name="P1"><text:span text:style-name="T1">Ожидание</text:span></text:p>
        </draw:ellipse>
        <draw:ellipse draw:style-name="gr1" draw:text-style-name="P2" draw:layer="layout" svg:width="3.175cm" svg:height="2.013cm" svg:x="4.175cm" svg:y="10.036cm">
          <text:p text:style-name="P1"><text:span text:style-name="T1">Запись</text:span></text:p>
          <text:p text:style-name="P1"><text:span text:style-name="T1">сигнала</text:span></text:p>
        </draw:ellipse>
        <draw:ellipse draw:style-name="gr1" draw:text-style-name="P2" draw:layer="layout" svg:width="3.302cm" svg:height="2.267cm" svg:x="9.636cm" svg:y="10.036cm">
          <text:p text:style-name="P1"><text:span text:style-name="T1">Декодирование</text:span></text:p>
          <text:p text:style-name="P1"><text:span text:style-name="T1">сообщений</text:span></text:p>
        </draw:ellipse>
        <draw:ellipse draw:style-name="gr1" draw:text-style-name="P2" draw:layer="layout" svg:width="2.921cm" svg:height="2.14cm" svg:x="11.795cm" svg:y="6.353cm">
          <text:p text:style-name="P1"><text:span text:style-name="T1">Технологи-</text:span></text:p>
          <text:p text:style-name="P1"><text:span text:style-name="T1">ческий</text:span></text:p>
          <text:p text:style-name="P1"><text:span text:style-name="T1">режим</text:span></text:p>
        </draw:ellipse>
        <draw:ellipse draw:style-name="gr1" draw:text-style-name="P1" draw:layer="layout" svg:width="2.667cm" svg:height="1.905cm" svg:x="2.651cm" svg:y="6.715cm">
          <text:p text:style-name="P1">0</text:p>
        </draw:ellipse>
        <draw:line draw:style-name="gr2" draw:text-style-name="P1" draw:layer="layout" svg:x1="8.366cm" svg:y1="4.829cm" svg:x2="8.366cm" svg:y2="6.48cm">
          <text:p/>
        </draw:line>
        <draw:line draw:style-name="gr3" draw:text-style-name="P1" draw:layer="layout" svg:x1="7.096cm" svg:y1="8.131cm" svg:x2="5.826cm" svg:y2="10.017cm">
          <text:p/>
        </draw:line>
        <draw:line draw:style-name="gr2" draw:text-style-name="P1" draw:layer="layout" svg:x1="6.715cm" svg:y1="10.163cm" svg:x2="7.731cm" svg:y2="8.512cm">
          <text:p/>
        </draw:line>
        <draw:line draw:style-name="gr2" draw:text-style-name="P1" draw:layer="layout" svg:x1="8.62cm" svg:y1="8.62cm" svg:x2="10.144cm" svg:y2="10.398cm">
          <text:p/>
        </draw:line>
        <draw:line draw:style-name="gr2" draw:text-style-name="P1" draw:layer="layout" svg:x1="10.906cm" svg:y1="10.036cm" svg:x2="9.255cm" svg:y2="8.258cm">
          <text:p/>
        </draw:line>
        <draw:line draw:style-name="gr2" draw:text-style-name="P1" draw:layer="layout" svg:x1="9.509cm" svg:y1="7.115cm" svg:x2="11.922cm" svg:y2="7.115cm">
          <text:p/>
        </draw:line>
        <draw:line draw:style-name="gr2" draw:text-style-name="P1" draw:layer="layout" svg:x1="11.795cm" svg:y1="7.75cm" svg:x2="9.509cm" svg:y2="7.75cm">
          <text:p/>
        </draw:line>
        <draw:line draw:style-name="gr2" draw:text-style-name="P1" draw:layer="layout" svg:x1="4.683cm" svg:y1="6.842cm" svg:x2="6.842cm" svg:y2="4.175cm">
          <text:p/>
        </draw:line>
        <draw:line draw:style-name="gr2" draw:text-style-name="P1" draw:layer="layout" svg:x1="7.858cm" svg:y1="6.48cm" svg:x2="7.858cm" svg:y2="4.829cm">
          <text:p/>
        </draw:line>
        <draw:ellipse draw:style-name="gr1" draw:text-style-name="P2" draw:layer="layout" svg:width="2.667cm" svg:height="2.032cm" svg:x="11.795cm" svg:y="2.797cm">
          <text:p text:style-name="P1"><text:span text:style-name="T1">Сбой</text:span></text:p>
        </draw:ellipse>
        <draw:line draw:style-name="gr4" draw:text-style-name="P1" draw:layer="layout" svg:x1="5.826cm" svg:y1="12.049cm" svg:x2="5.826cm" svg:y2="13.446cm">
          <text:p/>
        </draw:line>
        <draw:line draw:style-name="gr4" draw:text-style-name="P1" draw:layer="layout" svg:x1="11.668cm" svg:y1="12.303cm" svg:x2="11.668cm" svg:y2="13.084cm">
          <text:p/>
        </draw:line>
        <draw:line draw:style-name="gr4" draw:text-style-name="P1" draw:layer="layout" svg:x1="11.668cm" svg:y1="13.084cm" svg:x2="15.097cm" svg:y2="13.084cm">
          <text:p/>
        </draw:line>
        <draw:line draw:style-name="gr4" draw:text-style-name="P1" draw:layer="layout" svg:x1="15.097cm" svg:y1="13.084cm" svg:x2="15.097cm" svg:y2="4.048cm">
          <text:p/>
        </draw:line>
        <draw:line draw:style-name="gr2" draw:text-style-name="P1" draw:layer="layout" svg:x1="15.097cm" svg:y1="4.013cm" svg:x2="14.462cm" svg:y2="4.013cm">
          <text:p/>
        </draw:line>
        <draw:line draw:style-name="gr4" draw:text-style-name="P1" draw:layer="layout" svg:x1="5.826cm" svg:y1="13.446cm" svg:x2="15.859cm" svg:y2="13.465cm">
          <text:p/>
        </draw:line>
        <draw:line draw:style-name="gr4" draw:text-style-name="P1" draw:layer="layout" svg:x1="15.859cm" svg:y1="13.465cm" svg:x2="15.859cm" svg:y2="3.54cm">
          <text:p/>
        </draw:line>
        <draw:line draw:style-name="gr2" draw:text-style-name="P1" draw:layer="layout" svg:x1="15.859cm" svg:y1="3.513cm" svg:x2="14.462cm" svg:y2="3.513cm">
          <text:p/>
        </draw:line>
        <draw:line draw:style-name="gr2" draw:text-style-name="P1" draw:layer="layout" svg:x1="13.319cm" svg:y1="6.334cm" svg:x2="13.319cm" svg:y2="4.829cm">
          <text:p/>
        </draw:line>
        <draw:line draw:style-name="gr2" draw:text-style-name="P1" draw:layer="layout" svg:x1="9.509cm" svg:y1="3.413cm" svg:x2="11.922cm" svg:y2="3.413cm">
          <text:p/>
        </draw:line>
        <draw:line draw:style-name="gr2" draw:text-style-name="P1" draw:layer="layout" svg:x1="11.922cm" svg:y1="4.175cm" svg:x2="9.382cm" svg:y2="4.175cm">
          <text:p/>
        </draw:line>
        <draw:frame draw:style-name="gr5" draw:text-style-name="P3" draw:layer="layout" svg:width="2.015cm" svg:height="0.659cm" draw:transform="rotate (0.864810644363027) translate (4.447cm 5.99cm)">
          <draw:text-box>
            <text:p><text:span text:style-name="T2">КК_РИ</text:span></text:p>
          </draw:text-box>
        </draw:frame>
        <draw:frame draw:style-name="gr6" draw:text-style-name="P3" draw:layer="layout" svg:width="2.283cm" svg:height="0.658cm" draw:transform="rotate (0.966912405604676) translate (5.313cm 9.274cm)">
          <draw:text-box>
            <text:p><text:span text:style-name="T2">КК_ЗС</text:span></text:p>
          </draw:text-box>
        </draw:frame>
        <draw:frame draw:style-name="gr7" draw:text-style-name="P3" draw:layer="layout" svg:width="1.864cm" svg:height="0.695cm" svg:x="9.614cm" svg:y="2.751cm">
          <draw:text-box>
            <text:p><text:span text:style-name="T2">Ошибка</text:span></text:p>
          </draw:text-box>
        </draw:frame>
        <draw:frame draw:style-name="gr7" draw:text-style-name="P3" draw:layer="layout" svg:width="1.864cm" svg:height="0.695cm" svg:x="12.584cm" svg:y="12.376cm">
          <draw:text-box>
            <text:p><text:span text:style-name="T2">Ошибка</text:span></text:p>
          </draw:text-box>
        </draw:frame>
        <draw:frame draw:style-name="gr7" draw:text-style-name="P3" draw:layer="layout" svg:width="1.864cm" svg:height="0.695cm" svg:x="7.35cm" svg:y="12.83cm">
          <draw:text-box>
            <text:p><text:span text:style-name="T2">Ошибка</text:span></text:p>
          </draw:text-box>
        </draw:frame>
        <draw:frame draw:style-name="gr8" draw:text-style-name="P3" draw:layer="layout" svg:width="0.987cm" svg:height="0.687cm" draw:transform="rotate (1.06185831691315) translate (6.295cm 9.665cm)">
          <draw:text-box>
            <text:p><text:span text:style-name="T2">Ок</text:span></text:p>
          </draw:text-box>
        </draw:frame>
        <draw:frame draw:style-name="gr9" draw:text-style-name="P3" draw:layer="layout" svg:width="1.664cm" svg:height="0.674cm" draw:transform="rotate (-0.870919296746192) translate (9.359cm 8.443cm)">
          <draw:text-box>
            <text:p><text:span text:style-name="T2">КК_ДС</text:span></text:p>
          </draw:text-box>
        </draw:frame>
        <draw:frame draw:style-name="gr10" draw:text-style-name="P3" draw:layer="layout" svg:width="0.99cm" svg:height="0.686cm" draw:transform="rotate (-0.810356371702001) translate (10.139cm 8.283cm)">
          <draw:text-box>
            <text:p><text:span text:style-name="T2">Ок</text:span></text:p>
          </draw:text-box>
        </draw:frame>
        <draw:frame draw:style-name="gr11" draw:text-style-name="P3" draw:layer="layout" svg:width="1.602cm" svg:height="0.695cm" svg:x="9.79cm" svg:y="6.453cm">
          <draw:text-box>
            <text:p><text:span text:style-name="T2">КК_ТР</text:span></text:p>
          </draw:text-box>
        </draw:frame>
        <draw:frame draw:style-name="gr12" draw:text-style-name="P3" draw:layer="layout" svg:width="1.653cm" svg:height="0.695cm" svg:x="9.944cm" svg:y="7.169cm">
          <draw:text-box>
            <text:p><text:span text:style-name="T2">КК_РО</text:span></text:p>
          </draw:text-box>
        </draw:frame>
        <draw:frame draw:style-name="gr13" draw:text-style-name="P4" draw:layer="layout" svg:width="3.067cm" svg:height="0.725cm" svg:x="6.715cm" svg:y="1.081cm">
          <draw:text-box>
            <text:p><text:span text:style-name="T3">Рисунок 4.1</text:span></text:p>
          </draw:text-box>
        </draw:frame>
        <draw:frame draw:style-name="gr14" draw:text-style-name="P3" draw:layer="layout" svg:width="1.64cm" svg:height="0.695cm" svg:x="9.817cm" svg:y="3.594cm">
          <draw:text-box>
            <text:p><text:span text:style-name="T2">КК_РИ</text:span></text:p>
          </draw:text-box>
        </draw:frame>
        <draw:frame draw:style-name="gr15" draw:text-style-name="P3" draw:layer="layout" svg:width="1.865cm" svg:height="0.694cm" draw:transform="rotate (1.57987203890497) translate (12.677cm 6.528cm)">
          <draw:text-box>
            <text:p><text:span text:style-name="T2">Ошибка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2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1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355cm" draw:marker-end="Symmetric_20_Arrow" draw:marker-end-width="0.1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6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12cm" fo:min-width="4.925cm"/>
    </style:style>
    <style:style style:name="P1" style:family="paragraph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67cm" svg:height="0.725cm" svg:x="5.799cm" svg:y="1.254cm">
          <draw:text-box>
            <text:p><text:span text:style-name="T1">Рисунок 3.1</text:span></text:p>
          </draw:text-box>
        </draw:frame>
        <draw:rect draw:style-name="gr2" draw:text-style-name="P2" draw:layer="layout" svg:width="1.524cm" svg:height="7.62cm" svg:x="6.757cm" svg:y="2.397cm">
          <text:p/>
        </draw:rect>
        <draw:custom-shape draw:style-name="gr3" draw:text-style-name="P3" draw:layer="layout" svg:width="1.397cm" svg:height="0.889cm" svg:x="1.281cm" svg:y="3.286cm">
          <text:p text:style-name="P2"><text:span text:style-name="T2">Пакет №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397cm" svg:height="0.889cm" svg:x="3.159cm" svg:y="3.286cm">
          <text:p text:style-name="P2"><text:span text:style-name="T2">Пакет №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4.964cm" svg:y="3.286cm">
          <text:p text:style-name="P2"><text:span text:style-name="T2">Пакет №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2.578cm" svg:y1="3.667cm" svg:x2="3.213cm" svg:y2="3.667cm">
          <text:p/>
        </draw:line>
        <draw:line draw:style-name="gr5" draw:text-style-name="P2" draw:layer="layout" svg:x1="4.356cm" svg:y1="3.667cm" svg:x2="4.991cm" svg:y2="3.667cm">
          <text:p/>
        </draw:line>
        <draw:line draw:style-name="gr6" draw:text-style-name="P2" draw:layer="layout" svg:x1="6.161cm" svg:y1="3.667cm" svg:x2="6.796cm" svg:y2="3.667cm">
          <text:p/>
        </draw:line>
        <draw:custom-shape draw:style-name="gr4" draw:text-style-name="P3" draw:layer="layout" svg:width="1.397cm" svg:height="0.889cm" svg:x="8.782cm" svg:y="2.778cm">
          <text:p text:style-name="P2"><text:span text:style-name="T2">Массив</text:span></text:p>
          <text:p text:style-name="P2"><text:span text:style-name="T2">№</text:span><text:span text:style-name="T2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10.733cm" svg:y="2.778cm">
          <text:p text:style-name="P2"><text:span text:style-name="T2">Массив</text:span></text:p>
          <text:p text:style-name="P2"><text:span text:style-name="T2">№</text:span><text:span text:style-name="T2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8.782cm" svg:y="4.81cm">
          <text:p text:style-name="P2"><text:span text:style-name="T2">Массив</text:span></text:p>
          <text:p text:style-name="P2"><text:span text:style-name="T2">№</text:span><text:span text:style-name="T2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8.782cm" svg:y="8.142cm">
          <text:p text:style-name="P2"><text:span text:style-name="T2">Массив</text:span></text:p>
          <text:p text:style-name="P2"><text:span text:style-name="T2">№</text:span><text:span text:style-name="T2">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10.787cm" svg:y="4.81cm">
          <text:p text:style-name="P2"><text:span text:style-name="T2">Массив</text:span></text:p>
          <text:p text:style-name="P2"><text:span text:style-name="T2">№</text:span><text:span text:style-name="T2">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8.193cm" svg:y1="3.159cm" svg:x2="8.828cm" svg:y2="3.159cm">
          <text:p/>
        </draw:line>
        <draw:line draw:style-name="gr7" draw:text-style-name="P2" draw:layer="layout" svg:x1="10.125cm" svg:y1="3.159cm" svg:x2="10.76cm" svg:y2="3.159cm">
          <text:p/>
        </draw:line>
        <draw:line draw:style-name="gr7" draw:text-style-name="P2" draw:layer="layout" svg:x1="8.22cm" svg:y1="5.064cm" svg:x2="8.855cm" svg:y2="5.064cm">
          <text:p/>
        </draw:line>
        <draw:line draw:style-name="gr7" draw:text-style-name="P2" draw:layer="layout" svg:x1="10.252cm" svg:y1="5.064cm" svg:x2="10.887cm" svg:y2="5.064cm">
          <text:p/>
        </draw:line>
        <draw:line draw:style-name="gr7" draw:text-style-name="P2" draw:layer="layout" svg:x1="8.247cm" svg:y1="8.523cm" svg:x2="8.882cm" svg:y2="8.523cm">
          <text:p/>
        </draw:line>
        <draw:rect draw:style-name="gr8" draw:text-style-name="P4" draw:layer="layout" svg:width="2.032cm" svg:height="1.651cm" svg:x="12.919cm" svg:y="2.27cm">
          <text:p text:style-name="P2"><text:span text:style-name="T3">Системная</text:span></text:p>
          <text:p text:style-name="P2"><text:span text:style-name="T3">задача</text:span></text:p>
        </draw:rect>
        <draw:rect draw:style-name="gr8" draw:text-style-name="P4" draw:layer="layout" svg:width="2.032cm" svg:height="1.651cm" svg:x="12.919cm" svg:y="4.483cm">
          <text:p text:style-name="P2"><text:span text:style-name="T3">Целевая</text:span></text:p>
          <text:p text:style-name="P2"><text:span text:style-name="T3">Задача №1</text:span></text:p>
        </draw:rect>
        <draw:rect draw:style-name="gr8" draw:text-style-name="P4" draw:layer="layout" svg:width="2.159cm" svg:height="1.778cm" svg:x="12.919cm" svg:y="7.769cm">
          <text:p text:style-name="P2"><text:span text:style-name="T3">Целевая</text:span></text:p>
          <text:p text:style-name="P2"><text:span text:style-name="T3">Задача №N</text:span></text:p>
        </draw:rect>
        <draw:line draw:style-name="gr9" draw:text-style-name="P2" draw:layer="layout" svg:x1="8.728cm" svg:y1="7.223cm" svg:x2="11.776cm" svg:y2="7.223cm">
          <text:p/>
        </draw:line>
        <draw:custom-shape draw:style-name="gr4" draw:text-style-name="P2" draw:layer="layout" svg:width="1.397cm" svg:height="0.889cm" svg:x="11.014cm" svg:y="8.139cm">
          <text:p text:style-name="P2"><text:span text:style-name="T2">Массив</text:span></text:p>
          <text:p text:style-name="P2"><text:span text:style-name="T2">№</text:span><text:span text:style-name="T2">M+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2" draw:layer="layout" svg:x1="10.379cm" svg:y1="8.493cm" svg:x2="11.014cm" svg:y2="8.493cm">
          <text:p/>
        </draw:line>
        <draw:line draw:style-name="gr7" draw:text-style-name="P2" draw:layer="layout" svg:x1="12.411cm" svg:y1="8.493cm" svg:x2="13.046cm" svg:y2="8.493cm">
          <text:p/>
        </draw:line>
        <draw:line draw:style-name="gr7" draw:text-style-name="P2" draw:layer="layout" svg:x1="12.284cm" svg:y1="5.191cm" svg:x2="12.919cm" svg:y2="5.191cm">
          <text:p/>
        </draw:line>
        <draw:line draw:style-name="gr7" draw:text-style-name="P2" draw:layer="layout" svg:x1="12.284cm" svg:y1="3.159cm" svg:x2="12.919cm" svg:y2="3.159cm">
          <text:p/>
        </draw:line>
        <draw:frame draw:style-name="gr10" draw:layer="layout" svg:width="3.601cm" svg:height="0.962cm" svg:x="2.016cm" svg:y="4.937cm">
          <draw:text-box>
            <text:p>SpaceWire</text:p>
          </draw:text-box>
        </draw:frame>
        <draw:frame draw:style-name="gr11" draw:layer="layout" svg:width="1.776cm" svg:height="0.962cm" svg:x="9.701cm" svg:y="9.536cm">
          <draw:text-box>
            <text:p>ОЗУ</text:p>
          </draw:text-box>
        </draw:frame>
        <draw:frame draw:style-name="gr12" draw:text-style-name="P2" draw:layer="layout" svg:width="5.425cm" svg:height="0.962cm" draw:transform="rotate (-1.56870193169339) translate (7.965cm 3.418cm)">
          <draw:text-box>
            <text:p text:style-name="P2">Обменный поток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2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1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false" fo:min-height="0.828cm" fo:min-width="0cm"/>
    </style:style>
    <style:style style:name="gr5" style:family="graphic" style:parent-style-name="objectwithoutfill">
      <style:graphic-properties svg:stroke-width="0.05cm" svg:stroke-color="#000000" draw:marker-start-width="0.355cm" draw:marker-end="Symmetric_20_Arrow" draw:marker-end-width="0.1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false" fo:min-height="0.827cm" fo:min-width="0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61cm" fo:min-width="4.975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62cm" fo:min-width="3.151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62cm" fo:min-width="1.326cm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67cm" svg:height="0.725cm" svg:x="5.834cm" svg:y="1.381cm">
          <draw:text-box>
            <text:p><text:span text:style-name="T1">Рисунок 3.2</text:span></text:p>
          </draw:text-box>
        </draw:frame>
        <draw:rect draw:style-name="gr2" draw:text-style-name="P2" draw:layer="layout" svg:width="1.651cm" svg:height="7.874cm" svg:x="6.38cm" svg:y="2.705cm">
          <text:p/>
        </draw:rect>
        <draw:custom-shape draw:style-name="gr3" draw:text-style-name="P3" draw:layer="layout" svg:width="1.397cm" svg:height="0.889cm" svg:x="2.081cm" svg:y="3.586cm">
          <text:p text:style-name="P2"><text:span text:style-name="T2">Массив</text:span></text:p>
          <text:p text:style-name="P2"><text:span text:style-name="T2">№</text:span><text:span text:style-name="T2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1.397cm" svg:height="0.889cm" svg:x="4.124cm" svg:y="3.559cm">
          <text:p text:style-name="P2"><text:span text:style-name="T2">Массив</text:span></text:p>
          <text:p text:style-name="P2"><text:span text:style-name="T2">№</text:span><text:span text:style-name="T2">1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2" draw:text-style-name="P2" draw:layer="layout" svg:width="0.508cm" svg:height="1.778cm" svg:x="6.115cm" svg:y="3.159cm">
          <text:p/>
        </draw:rect>
        <draw:frame draw:style-name="gr4" draw:text-style-name="P4" draw:layer="layout" svg:width="1.759cm" svg:height="1.078cm" draw:transform="rotate (-1.55439023182704) translate (6.735cm 3.276cm)">
          <draw:text-box>
            <text:p><text:span text:style-name="T3">Тип №1</text:span></text:p>
          </draw:text-box>
        </draw:frame>
        <draw:line draw:style-name="gr5" draw:text-style-name="P2" draw:layer="layout" svg:x1="3.52cm" svg:y1="3.964cm" svg:x2="4.155cm" svg:y2="3.964cm">
          <text:p/>
        </draw:line>
        <draw:line draw:style-name="gr5" draw:text-style-name="P2" draw:layer="layout" svg:x1="5.52cm" svg:y1="3.964cm" svg:x2="6.155cm" svg:y2="3.964cm">
          <text:p/>
        </draw:line>
        <draw:line draw:style-name="gr5" draw:text-style-name="P2" draw:layer="layout" svg:x1="8.02cm" svg:y1="5.464cm" svg:x2="8.655cm" svg:y2="5.464cm">
          <text:p/>
        </draw:line>
        <draw:custom-shape draw:style-name="gr3" draw:text-style-name="P3" draw:layer="layout" svg:width="1.397cm" svg:height="0.889cm" svg:x="2.081cm" svg:y="5.586cm">
          <text:p text:style-name="P2"><text:span text:style-name="T2">Массив</text:span></text:p>
          <text:p text:style-name="P2"><text:span text:style-name="T2">№</text:span><text:span text:style-name="T2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1.397cm" svg:height="0.889cm" svg:x="4.181cm" svg:y="5.586cm">
          <text:p text:style-name="P2"><text:span text:style-name="T2">Массив</text:span></text:p>
          <text:p text:style-name="P2"><text:span text:style-name="T2">№</text:span><text:span text:style-name="T2">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1.397cm" svg:height="0.889cm" svg:x="4.281cm" svg:y="8.586cm">
          <text:p text:style-name="P2"><text:span text:style-name="T2">Массив</text:span></text:p>
          <text:p text:style-name="P2"><text:span text:style-name="T2">№</text:span><text:span text:style-name="T2">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2" draw:text-style-name="P2" draw:layer="layout" svg:width="0.508cm" svg:height="1.778cm" svg:x="6.115cm" svg:y="5.459cm">
          <text:p/>
        </draw:rect>
        <draw:frame draw:style-name="gr4" draw:text-style-name="P4" draw:layer="layout" svg:width="1.759cm" svg:height="1.078cm" draw:transform="rotate (-1.55439023182704) translate (6.736cm 5.576cm)">
          <draw:text-box>
            <text:p><text:span text:style-name="T3">Тип №1</text:span></text:p>
          </draw:text-box>
        </draw:frame>
        <draw:rect draw:style-name="gr2" draw:text-style-name="P2" draw:layer="layout" svg:width="0.508cm" svg:height="1.778cm" svg:x="6.115cm" svg:y="8.059cm">
          <text:p/>
        </draw:rect>
        <draw:frame draw:style-name="gr6" draw:text-style-name="P4" draw:layer="layout" svg:width="1.759cm" svg:height="1.077cm" draw:transform="rotate (-1.55369210012625) translate (6.736cm 8.176cm)">
          <draw:text-box>
            <text:p><text:span text:style-name="T3">Тип №1</text:span></text:p>
          </draw:text-box>
        </draw:frame>
        <draw:frame draw:style-name="gr7" draw:layer="layout" svg:width="5.475cm" svg:height="1.011cm" draw:transform="rotate (-1.57358885359898) translate (7.818cm 3.858cm)">
          <draw:text-box>
            <text:p>Обменный поток</text:p>
          </draw:text-box>
        </draw:frame>
        <draw:custom-shape draw:style-name="gr3" draw:text-style-name="P3" draw:layer="layout" svg:width="1.397cm" svg:height="0.889cm" svg:x="8.581cm" svg:y="5.086cm">
          <text:p text:style-name="P2"><text:span text:style-name="T2">Пакет №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397cm" svg:height="0.889cm" svg:x="10.559cm" svg:y="5.086cm">
          <text:p text:style-name="P2"><text:span text:style-name="T2">Пакет №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397cm" svg:height="0.889cm" svg:x="12.564cm" svg:y="5.086cm">
          <text:p text:style-name="P2"><text:span text:style-name="T2">Пакет №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9.978cm" svg:y1="5.467cm" svg:x2="10.613cm" svg:y2="5.467cm">
          <text:p/>
        </draw:line>
        <draw:line draw:style-name="gr5" draw:text-style-name="P2" draw:layer="layout" svg:x1="11.956cm" svg:y1="5.467cm" svg:x2="12.591cm" svg:y2="5.467cm">
          <text:p/>
        </draw:line>
        <draw:line draw:style-name="gr5" draw:text-style-name="P2" draw:layer="layout" svg:x1="3.52cm" svg:y1="5.964cm" svg:x2="4.155cm" svg:y2="5.964cm">
          <text:p/>
        </draw:line>
        <draw:line draw:style-name="gr5" draw:text-style-name="P2" draw:layer="layout" svg:x1="5.52cm" svg:y1="5.964cm" svg:x2="6.155cm" svg:y2="5.964cm">
          <text:p/>
        </draw:line>
        <draw:line draw:style-name="gr5" draw:text-style-name="P2" draw:layer="layout" svg:x1="5.62cm" svg:y1="8.864cm" svg:x2="6.255cm" svg:y2="8.864cm">
          <text:p/>
        </draw:line>
        <draw:frame draw:style-name="gr8" draw:layer="layout" svg:width="3.651cm" svg:height="1.012cm" svg:x="9.263cm" svg:y="7.204cm">
          <draw:text-box>
            <text:p>SpaceWire</text:p>
          </draw:text-box>
        </draw:frame>
        <draw:frame draw:style-name="gr9" draw:layer="layout" svg:width="1.826cm" svg:height="1.012cm" svg:x="1.843cm" svg:y="8.509cm">
          <draw:text-box>
            <text:p>ОЗУ</text:p>
          </draw:text-box>
        </draw:frame>
        <draw:line draw:style-name="gr10" draw:text-style-name="P2" draw:layer="layout" svg:x1="2.143cm" svg:y1="7.604cm" svg:x2="4.683cm" svg:y2="7.604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4.163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949cm" fo:min-width="2.906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1.479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2.47cm"/>
    </style:style>
    <style:style style:name="gr10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89cm" fo:min-width="2.364cm"/>
    </style:style>
    <style:style style:name="gr11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89cm" fo:min-width="2.02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159cm" svg:height="4.699cm" svg:x="3.032cm" svg:y="3.959cm">
          <text:p/>
        </draw:rect>
        <draw:rect draw:style-name="gr1" draw:text-style-name="P1" draw:layer="layout" svg:width="2.159cm" svg:height="4.953cm" svg:x="9.601cm" svg:y="3.794cm">
          <text:p/>
        </draw:rect>
        <draw:line draw:style-name="gr2" draw:text-style-name="P1" draw:layer="layout" svg:x1="5.191cm" svg:y1="5.064cm" svg:x2="9.636cm" svg:y2="5.064cm">
          <text:p/>
        </draw:line>
        <draw:line draw:style-name="gr3" draw:text-style-name="P1" draw:layer="layout" svg:x1="4.048cm" svg:y1="8.658cm" svg:x2="4.048cm" svg:y2="9.166cm">
          <text:p/>
        </draw:line>
        <draw:line draw:style-name="gr3" draw:text-style-name="P1" draw:layer="layout" svg:x1="4.048cm" svg:y1="9.166cm" svg:x2="6.08cm" svg:y2="9.166cm">
          <text:p/>
        </draw:line>
        <draw:line draw:style-name="gr3" draw:text-style-name="P1" draw:layer="layout" svg:x1="6.08cm" svg:y1="9.166cm" svg:x2="6.08cm" svg:y2="3.07cm">
          <text:p/>
        </draw:line>
        <draw:line draw:style-name="gr3" draw:text-style-name="P1" draw:layer="layout" svg:x1="6.08cm" svg:y1="3.07cm" svg:x2="4.048cm" svg:y2="3.07cm">
          <text:p/>
        </draw:line>
        <draw:line draw:style-name="gr2" draw:text-style-name="P1" draw:layer="layout" svg:x1="4.048cm" svg:y1="3.07cm" svg:x2="4.048cm" svg:y2="3.959cm">
          <text:p/>
        </draw:line>
        <draw:line draw:style-name="gr4" draw:text-style-name="P1" draw:layer="layout" svg:x1="4.048cm" svg:y1="3.07cm" svg:x2="4.048cm" svg:y2="1.927cm">
          <text:p/>
        </draw:line>
        <draw:line draw:style-name="gr4" draw:text-style-name="P1" draw:layer="layout" svg:x1="4.048cm" svg:y1="9.166cm" svg:x2="4.048cm" svg:y2="10.309cm">
          <text:p/>
        </draw:line>
        <draw:line draw:style-name="gr2" draw:text-style-name="P1" draw:layer="layout" svg:x1="9.509cm" svg:y1="5.699cm" svg:x2="5.191cm" svg:y2="5.699cm">
          <text:p/>
        </draw:line>
        <draw:frame draw:style-name="gr5" draw:text-style-name="P2" draw:layer="layout" svg:width="3.067cm" svg:height="0.725cm" svg:x="6.334cm" svg:y="1.254cm">
          <draw:text-box>
            <text:p><text:span text:style-name="T1">Рисунок 6.1</text:span></text:p>
          </draw:text-box>
        </draw:frame>
        <draw:frame draw:style-name="gr6" draw:text-style-name="P3" draw:layer="layout" svg:width="4.663cm" svg:height="0.725cm" draw:transform="rotate (-1.55142317209865) translate (11.043cm 3.977cm)">
          <draw:text-box>
            <text:p><text:span text:style-name="T2">Поток планировщика</text:span></text:p>
          </draw:text-box>
        </draw:frame>
        <draw:frame draw:style-name="gr7" draw:text-style-name="P3" draw:layer="layout" svg:width="3.406cm" svg:height="1.199cm" draw:transform="rotate (-1.55142317209865) translate (4.644cm 4.378cm)">
          <draw:text-box>
            <text:p><text:span text:style-name="T2">Поток целевой</text:span></text:p>
            <text:p><text:span text:style-name="T2">задачи</text:span></text:p>
          </draw:text-box>
        </draw:frame>
        <draw:frame draw:style-name="gr8" draw:text-style-name="P3" draw:layer="layout" svg:width="1.979cm" svg:height="0.725cm" svg:x="4.429cm" svg:y="2.016cm">
          <draw:text-box>
            <text:p><text:span text:style-name="T2">Начало</text:span></text:p>
          </draw:text-box>
        </draw:frame>
        <draw:frame draw:style-name="gr9" draw:text-style-name="P3" draw:layer="layout" svg:width="2.97cm" svg:height="0.725cm" svg:x="4.429cm" svg:y="9.636cm">
          <draw:text-box>
            <text:p><text:span text:style-name="T2">Завершение</text:span></text:p>
          </draw:text-box>
        </draw:frame>
        <draw:frame draw:style-name="gr10" draw:text-style-name="P4" draw:layer="layout" svg:width="2.864cm" svg:height="1.039cm" svg:x="5.93cm" svg:y="4.017cm">
          <draw:text-box>
            <text:p><text:span text:style-name="T3">Добровольная</text:span></text:p>
            <text:p><text:span text:style-name="T3">блокировка</text:span></text:p>
          </draw:text-box>
        </draw:frame>
        <draw:frame draw:style-name="gr11" draw:text-style-name="P4" draw:layer="layout" svg:width="2.526cm" svg:height="1.039cm" svg:x="6.034cm" svg:y="5.653cm">
          <draw:text-box>
            <text:p><text:span text:style-name="T3">Разрешение</text:span></text:p>
            <text:p><text:span text:style-name="T3">продолжить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2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4.163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949cm" fo:min-width="2.906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1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7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89cm" fo:min-width="2.707cm"/>
    </style:style>
    <style:style style:name="gr10" style:family="graphic" style:parent-style-name="objectwithoutfill">
      <style:graphic-properties draw:stroke="dash" draw:stroke-dash="Fine_20_Dashed_20__28_var_29_"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89cm" fo:min-width="2.711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67cm" svg:height="0.725cm" svg:x="5.853cm" svg:y="1.208cm">
          <draw:text-box>
            <text:p><text:span text:style-name="T1">Рисунок 6.2</text:span></text:p>
          </draw:text-box>
        </draw:frame>
        <draw:rect draw:style-name="gr2" draw:text-style-name="P2" draw:layer="layout" svg:width="2.159cm" svg:height="6.692cm" svg:x="3.032cm" svg:y="3.96cm">
          <text:p/>
        </draw:rect>
        <draw:rect draw:style-name="gr2" draw:text-style-name="P2" draw:layer="layout" svg:width="2.159cm" svg:height="4.953cm" svg:x="9.601cm" svg:y="3.795cm">
          <text:p/>
        </draw:rect>
        <draw:line draw:style-name="gr3" draw:text-style-name="P2" draw:layer="layout" svg:x1="6.08cm" svg:y1="8.238cm" svg:x2="9.636cm" svg:y2="8.239cm">
          <text:p/>
        </draw:line>
        <draw:line draw:style-name="gr4" draw:text-style-name="P2" draw:layer="layout" svg:x1="4.048cm" svg:y1="10.659cm" svg:x2="4.048cm" svg:y2="12.525cm">
          <text:p/>
        </draw:line>
        <draw:line draw:style-name="gr4" draw:text-style-name="P2" draw:layer="layout" svg:x1="4.048cm" svg:y1="11.367cm" svg:x2="6.08cm" svg:y2="11.367cm">
          <text:p/>
        </draw:line>
        <draw:line draw:style-name="gr4" draw:text-style-name="P2" draw:layer="layout" svg:x1="6.08cm" svg:y1="11.287cm" svg:x2="6.08cm" svg:y2="8.239cm">
          <text:p/>
        </draw:line>
        <draw:line draw:style-name="gr3" draw:text-style-name="P2" draw:layer="layout" svg:x1="4.048cm" svg:y1="1.889cm" svg:x2="4.048cm" svg:y2="3.96cm">
          <text:p/>
        </draw:line>
        <draw:frame draw:style-name="gr5" draw:text-style-name="P3" draw:layer="layout" svg:width="4.663cm" svg:height="0.725cm" draw:transform="rotate (-1.55142317209865) translate (11.043cm 3.978cm)">
          <draw:text-box>
            <text:p><text:span text:style-name="T2">Поток планировщика</text:span></text:p>
          </draw:text-box>
        </draw:frame>
        <draw:frame draw:style-name="gr6" draw:text-style-name="P3" draw:layer="layout" svg:width="3.406cm" svg:height="1.199cm" draw:transform="rotate (-1.55142317209865) translate (4.644cm 4.379cm)">
          <draw:text-box>
            <text:p><text:span text:style-name="T2">Поток целевой</text:span></text:p>
            <text:p><text:span text:style-name="T2">задачи</text:span></text:p>
          </draw:text-box>
        </draw:frame>
        <draw:frame draw:style-name="gr7" draw:text-style-name="P3" draw:layer="layout" svg:width="1.979cm" svg:height="0.725cm" svg:x="4.429cm" svg:y="2.017cm">
          <draw:text-box>
            <text:p><text:span text:style-name="T2">Начало</text:span></text:p>
          </draw:text-box>
        </draw:frame>
        <draw:frame draw:style-name="gr8" draw:text-style-name="P3" draw:layer="layout" svg:width="2.97cm" svg:height="0.725cm" svg:x="4.229cm" svg:y="12.137cm">
          <draw:text-box>
            <text:p><text:span text:style-name="T2">Завершение</text:span></text:p>
          </draw:text-box>
        </draw:frame>
        <draw:frame draw:style-name="gr9" draw:text-style-name="P4" draw:layer="layout" svg:width="3.207cm" svg:height="1.039cm" svg:x="5.929cm" svg:y="3.238cm">
          <draw:text-box>
            <text:p><text:span text:style-name="T3">Принудительная</text:span></text:p>
            <text:p><text:span text:style-name="T3">блокировка</text:span></text:p>
          </draw:text-box>
        </draw:frame>
        <draw:line draw:style-name="gr3" draw:text-style-name="P2" draw:layer="layout" svg:x1="9.636cm" svg:y1="4.302cm" svg:x2="5.191cm" svg:y2="4.302cm">
          <text:p/>
        </draw:line>
        <draw:line draw:style-name="gr3" draw:text-style-name="P2" draw:layer="layout" svg:x1="9.636cm" svg:y1="5.445cm" svg:x2="5.191cm" svg:y2="5.445cm">
          <text:p/>
        </draw:line>
        <draw:line draw:style-name="gr10" draw:text-style-name="P2" draw:layer="layout" svg:x1="9.636cm" svg:y1="6.777cm" svg:x2="5.191cm" svg:y2="6.777cm">
          <text:p/>
        </draw:line>
        <draw:frame draw:style-name="gr11" draw:text-style-name="P4" draw:layer="layout" svg:width="3.211cm" svg:height="1.039cm" svg:x="5.93cm" svg:y="4.539cm">
          <draw:text-box>
            <text:p><text:span text:style-name="T3">Принудительное</text:span></text:p>
            <text:p><text:span text:style-name="T3">продолжение</text:span></text:p>
          </draw:text-box>
        </draw:frame>
        <draw:line draw:style-name="gr10" draw:text-style-name="P2" draw:layer="layout" svg:x1="9.637cm" svg:y1="7.877cm" svg:x2="5.192cm" svg:y2="7.877cm">
          <text:p/>
        </draw:line>
        <draw:frame draw:style-name="gr9" draw:text-style-name="P4" draw:layer="layout" svg:width="3.207cm" svg:height="1.039cm" svg:x="5.93cm" svg:y="5.839cm">
          <draw:text-box>
            <text:p><text:span text:style-name="T3">Принудительная</text:span></text:p>
            <text:p><text:span text:style-name="T3">блокировка</text:span></text:p>
          </draw:text-box>
        </draw:frame>
        <draw:frame draw:style-name="gr11" draw:text-style-name="P4" draw:layer="layout" svg:width="3.211cm" svg:height="1.039cm" svg:x="5.931cm" svg:y="6.84cm">
          <draw:text-box>
            <text:p><text:span text:style-name="T3">Принудительное</text:span></text:p>
            <text:p><text:span text:style-name="T3">продолжение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="Arrow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0.358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7.2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1.524cm" svg:x="2.143cm" svg:y="3.189cm">
          <text:p/>
        </draw:rect>
        <draw:rect draw:style-name="gr2" draw:text-style-name="P2" draw:layer="layout" svg:width="2.032cm" svg:height="1.27cm" svg:x="2.97cm" svg:y="7.38cm">
          <text:p text:style-name="P1"><text:span text:style-name="T1">ЦЗ№1</text:span></text:p>
        </draw:rect>
        <draw:rect draw:style-name="gr2" draw:text-style-name="P1" draw:layer="layout" svg:width="2.032cm" svg:height="1.27cm" svg:x="5.87cm" svg:y="7.38cm">
          <text:p text:style-name="P1"><text:span text:style-name="T1">ЦЗ№2</text:span></text:p>
        </draw:rect>
        <draw:rect draw:style-name="gr2" draw:text-style-name="P1" draw:layer="layout" svg:width="2.032cm" svg:height="1.27cm" svg:x="10.17cm" svg:y="7.38cm">
          <text:p text:style-name="P1"><text:span text:style-name="T1">ЦЗ№N</text:span></text:p>
        </draw:rect>
        <draw:line draw:style-name="gr3" draw:text-style-name="P1" draw:layer="layout" svg:x1="1.381cm" svg:y1="8.015cm" svg:x2="3.032cm" svg:y2="8.015cm">
          <text:p/>
        </draw:line>
        <draw:line draw:style-name="gr4" draw:text-style-name="P1" draw:layer="layout" svg:x1="5.064cm" svg:y1="8.015cm" svg:x2="5.953cm" svg:y2="8.015cm">
          <text:p/>
        </draw:line>
        <draw:line draw:style-name="gr5" draw:text-style-name="P1" draw:layer="layout" svg:x1="7.858cm" svg:y1="8.015cm" svg:x2="10.144cm" svg:y2="8.015cm">
          <text:p/>
        </draw:line>
        <draw:line draw:style-name="gr6" draw:text-style-name="P1" draw:layer="layout" svg:x1="5.318cm" svg:y1="8.015cm" svg:x2="5.318cm" svg:y2="4.84cm">
          <text:p/>
        </draw:line>
        <draw:line draw:style-name="gr6" draw:text-style-name="P1" draw:layer="layout" svg:x1="8.618cm" svg:y1="8.016cm" svg:x2="8.618cm" svg:y2="4.841cm">
          <text:p/>
        </draw:line>
        <draw:line draw:style-name="gr6" draw:text-style-name="P1" draw:layer="layout" svg:x1="12.718cm" svg:y1="8.016cm" svg:x2="12.718cm" svg:y2="4.841cm">
          <text:p/>
        </draw:line>
        <draw:line draw:style-name="gr4" draw:text-style-name="P1" draw:layer="layout" svg:x1="12.176cm" svg:y1="8.015cm" svg:x2="13.954cm" svg:y2="8.015cm">
          <text:p/>
        </draw:line>
        <draw:frame draw:style-name="gr7" draw:text-style-name="P3" draw:layer="layout" svg:width="0.858cm" svg:height="0.725cm" svg:x="5.599cm" svg:y="4.875cm">
          <draw:text-box>
            <text:p><text:span text:style-name="T1">t1</text:span></text:p>
          </draw:text-box>
        </draw:frame>
        <draw:frame draw:style-name="gr7" draw:text-style-name="P3" draw:layer="layout" svg:width="0.858cm" svg:height="0.725cm" svg:x="8.799cm" svg:y="4.776cm">
          <draw:text-box>
            <text:p><text:span text:style-name="T1">t2</text:span></text:p>
          </draw:text-box>
        </draw:frame>
        <draw:frame draw:style-name="gr7" draw:text-style-name="P3" draw:layer="layout" svg:width="0.858cm" svg:height="0.725cm" svg:x="12.899cm" svg:y="4.777cm">
          <draw:text-box>
            <text:p><text:span text:style-name="T1">t3</text:span></text:p>
          </draw:text-box>
        </draw:frame>
        <draw:frame draw:style-name="gr8" draw:text-style-name="P3" draw:layer="layout" svg:width="7.711cm" svg:height="0.725cm" svg:x="3.721cm" svg:y="3.624cm">
          <draw:text-box>
            <text:p><text:span text:style-name="T1">Поток планировщика целевых задач</text:span></text:p>
          </draw:text-box>
        </draw:frame>
        <draw:frame draw:style-name="gr9" draw:text-style-name="P4" draw:layer="layout" svg:width="3.067cm" svg:height="0.725cm" svg:x="5.572cm" svg:y="1.635cm">
          <draw:text-box>
            <text:p><text:span text:style-name="T2">Рисунок 6.3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53cm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64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1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467cm"/>
    </style:style>
    <style:style style:name="gr13" style:family="graphic" style:parent-style-name="standard">
      <style:graphic-properties draw:stroke="none" draw:fill="none" fo:min-height="0.95cm"/>
    </style:style>
    <style:style style:name="gr14" style:family="graphic" style:parent-style-name="objectwithoutfill">
      <style:graphic-properties draw:stroke="solid" svg:stroke-width="0.081cm" draw:marker-start="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53cm" svg:height="0.725cm" svg:x="5.445cm" svg:y="1.508cm">
          <draw:text-box>
            <text:p><text:span text:style-name="T1">Рисунок 5.1</text:span></text:p>
          </draw:text-box>
        </draw:frame>
        <draw:line draw:style-name="gr2" draw:text-style-name="P2" draw:layer="layout" svg:x1="1.127cm" svg:y1="4.302cm" svg:x2="15.478cm" svg:y2="4.302cm">
          <text:p/>
        </draw:line>
        <draw:line draw:style-name="gr3" draw:text-style-name="P2" draw:layer="layout" svg:x1="1.508cm" svg:y1="3.921cm" svg:x2="1.508cm" svg:y2="4.683cm">
          <text:p/>
        </draw:line>
        <draw:line draw:style-name="gr4" draw:text-style-name="P2" draw:layer="layout" svg:x1="14.308cm" svg:y1="3.921cm" svg:x2="14.308cm" svg:y2="4.683cm">
          <text:p/>
        </draw:line>
        <draw:line draw:style-name="gr5" draw:text-style-name="P2" draw:layer="layout" svg:x1="1.908cm" svg:y1="3.921cm" svg:x2="1.908cm" svg:y2="4.683cm">
          <text:p/>
        </draw:line>
        <draw:line draw:style-name="gr5" draw:text-style-name="P2" draw:layer="layout" svg:x1="2.308cm" svg:y1="3.921cm" svg:x2="2.308cm" svg:y2="4.683cm">
          <text:p/>
        </draw:line>
        <draw:line draw:style-name="gr5" draw:text-style-name="P2" draw:layer="layout" svg:x1="2.708cm" svg:y1="3.921cm" svg:x2="2.708cm" svg:y2="4.683cm">
          <text:p/>
        </draw:line>
        <draw:line draw:style-name="gr5" draw:text-style-name="P2" draw:layer="layout" svg:x1="3.108cm" svg:y1="3.921cm" svg:x2="3.108cm" svg:y2="4.683cm">
          <text:p/>
        </draw:line>
        <draw:line draw:style-name="gr5" draw:text-style-name="P2" draw:layer="layout" svg:x1="3.508cm" svg:y1="3.921cm" svg:x2="3.508cm" svg:y2="4.683cm">
          <text:p/>
        </draw:line>
        <draw:line draw:style-name="gr5" draw:text-style-name="P2" draw:layer="layout" svg:x1="3.908cm" svg:y1="3.921cm" svg:x2="3.908cm" svg:y2="4.683cm">
          <text:p/>
        </draw:line>
        <draw:line draw:style-name="gr5" draw:text-style-name="P2" draw:layer="layout" svg:x1="4.308cm" svg:y1="3.921cm" svg:x2="4.308cm" svg:y2="4.683cm">
          <text:p/>
        </draw:line>
        <draw:line draw:style-name="gr5" draw:text-style-name="P2" draw:layer="layout" svg:x1="4.683cm" svg:y1="3.286cm" svg:x2="4.683cm" svg:y2="4.683cm">
          <text:p/>
        </draw:line>
        <draw:line draw:style-name="gr5" draw:text-style-name="P2" draw:layer="layout" svg:x1="5.064cm" svg:y1="3.286cm" svg:x2="5.064cm" svg:y2="4.683cm">
          <text:p/>
        </draw:line>
        <draw:line draw:style-name="gr5" draw:text-style-name="P2" draw:layer="layout" svg:x1="5.508cm" svg:y1="3.921cm" svg:x2="5.508cm" svg:y2="4.683cm">
          <text:p/>
        </draw:line>
        <draw:line draw:style-name="gr5" draw:text-style-name="P2" draw:layer="layout" svg:x1="5.908cm" svg:y1="3.921cm" svg:x2="5.908cm" svg:y2="4.683cm">
          <text:p/>
        </draw:line>
        <draw:line draw:style-name="gr5" draw:text-style-name="P2" draw:layer="layout" svg:x1="6.308cm" svg:y1="3.921cm" svg:x2="6.308cm" svg:y2="4.683cm">
          <text:p/>
        </draw:line>
        <draw:line draw:style-name="gr5" draw:text-style-name="P2" draw:layer="layout" svg:x1="6.708cm" svg:y1="3.921cm" svg:x2="6.708cm" svg:y2="4.683cm">
          <text:p/>
        </draw:line>
        <draw:line draw:style-name="gr5" draw:text-style-name="P2" draw:layer="layout" svg:x1="7.108cm" svg:y1="3.921cm" svg:x2="7.108cm" svg:y2="4.683cm">
          <text:p/>
        </draw:line>
        <draw:line draw:style-name="gr5" draw:text-style-name="P2" draw:layer="layout" svg:x1="7.508cm" svg:y1="3.921cm" svg:x2="7.508cm" svg:y2="4.683cm">
          <text:p/>
        </draw:line>
        <draw:line draw:style-name="gr5" draw:text-style-name="P2" draw:layer="layout" svg:x1="7.908cm" svg:y1="3.921cm" svg:x2="7.908cm" svg:y2="4.683cm">
          <text:p/>
        </draw:line>
        <draw:line draw:style-name="gr5" draw:text-style-name="P2" draw:layer="layout" svg:x1="8.308cm" svg:y1="3.921cm" svg:x2="8.308cm" svg:y2="4.683cm">
          <text:p/>
        </draw:line>
        <draw:line draw:style-name="gr5" draw:text-style-name="P2" draw:layer="layout" svg:x1="8.708cm" svg:y1="3.921cm" svg:x2="8.708cm" svg:y2="4.683cm">
          <text:p/>
        </draw:line>
        <draw:line draw:style-name="gr5" draw:text-style-name="P2" draw:layer="layout" svg:x1="9.108cm" svg:y1="3.921cm" svg:x2="9.108cm" svg:y2="4.683cm">
          <text:p/>
        </draw:line>
        <draw:line draw:style-name="gr5" draw:text-style-name="P2" draw:layer="layout" svg:x1="9.508cm" svg:y1="3.921cm" svg:x2="9.508cm" svg:y2="4.683cm">
          <text:p/>
        </draw:line>
        <draw:line draw:style-name="gr5" draw:text-style-name="P2" draw:layer="layout" svg:x1="9.908cm" svg:y1="3.921cm" svg:x2="9.908cm" svg:y2="4.683cm">
          <text:p/>
        </draw:line>
        <draw:line draw:style-name="gr5" draw:text-style-name="P2" draw:layer="layout" svg:x1="10.308cm" svg:y1="3.921cm" svg:x2="10.308cm" svg:y2="4.683cm">
          <text:p/>
        </draw:line>
        <draw:line draw:style-name="gr5" draw:text-style-name="P2" draw:layer="layout" svg:x1="10.708cm" svg:y1="3.921cm" svg:x2="10.708cm" svg:y2="4.683cm">
          <text:p/>
        </draw:line>
        <draw:line draw:style-name="gr5" draw:text-style-name="P2" draw:layer="layout" svg:x1="11.108cm" svg:y1="3.921cm" svg:x2="11.108cm" svg:y2="4.683cm">
          <text:p/>
        </draw:line>
        <draw:line draw:style-name="gr5" draw:text-style-name="P2" draw:layer="layout" svg:x1="11.508cm" svg:y1="3.921cm" svg:x2="11.508cm" svg:y2="4.683cm">
          <text:p/>
        </draw:line>
        <draw:line draw:style-name="gr5" draw:text-style-name="P2" draw:layer="layout" svg:x1="11.908cm" svg:y1="3.921cm" svg:x2="11.908cm" svg:y2="4.683cm">
          <text:p/>
        </draw:line>
        <draw:line draw:style-name="gr5" draw:text-style-name="P2" draw:layer="layout" svg:x1="12.308cm" svg:y1="3.921cm" svg:x2="12.308cm" svg:y2="4.683cm">
          <text:p/>
        </draw:line>
        <draw:line draw:style-name="gr5" draw:text-style-name="P2" draw:layer="layout" svg:x1="12.708cm" svg:y1="3.921cm" svg:x2="12.708cm" svg:y2="4.683cm">
          <text:p/>
        </draw:line>
        <draw:line draw:style-name="gr5" draw:text-style-name="P2" draw:layer="layout" svg:x1="13.108cm" svg:y1="3.921cm" svg:x2="13.108cm" svg:y2="4.683cm">
          <text:p/>
        </draw:line>
        <draw:line draw:style-name="gr5" draw:text-style-name="P2" draw:layer="layout" svg:x1="13.508cm" svg:y1="3.921cm" svg:x2="13.508cm" svg:y2="4.683cm">
          <text:p/>
        </draw:line>
        <draw:line draw:style-name="gr5" draw:text-style-name="P2" draw:layer="layout" svg:x1="13.908cm" svg:y1="3.921cm" svg:x2="13.908cm" svg:y2="4.683cm">
          <text:p/>
        </draw:line>
        <draw:line draw:style-name="gr6" draw:text-style-name="P2" draw:layer="layout" svg:x1="1.508cm" svg:y1="9.255cm" svg:x2="1.508cm" svg:y2="4.81cm">
          <text:p/>
        </draw:line>
        <draw:frame draw:style-name="gr7" draw:text-style-name="P3" draw:layer="layout" svg:width="3.364cm" svg:height="1.433cm" svg:x="1.154cm" svg:y="9.35cm">
          <draw:text-box>
            <text:p text:style-name="P3"><text:span text:style-name="T2">Tact beginning,</text:span></text:p>
            <text:p text:style-name="P3"><text:span text:style-name="T2">Start Sys. Tasks</text:span></text:p>
            <text:p text:style-name="P3"><text:span text:style-name="T2">t0+0ms</text:span></text:p>
          </draw:text-box>
        </draw:frame>
        <draw:line draw:style-name="gr6" draw:text-style-name="P2" draw:layer="layout" svg:x1="14.335cm" svg:y1="9.382cm" svg:x2="14.308cm" svg:y2="4.811cm">
          <text:p/>
        </draw:line>
        <draw:frame draw:style-name="gr8" draw:text-style-name="P3" draw:layer="layout" svg:width="2.752cm" svg:height="1.673cm" svg:x="12.545cm" svg:y="9.44cm">
          <draw:text-box>
            <text:p text:style-name="P3"><text:span text:style-name="T2">Tact end,</text:span></text:p>
            <text:p text:style-name="P3"><text:span text:style-name="T2">start new one,</text:span></text:p>
            <text:p text:style-name="P3"><text:span text:style-name="T2">t0+100ms</text:span></text:p>
          </draw:text-box>
        </draw:frame>
        <draw:frame draw:style-name="gr9" draw:text-style-name="P4" draw:layer="layout" svg:width="1.425cm" svg:height="0.725cm" svg:x="1.162cm" svg:y="2.716cm">
          <draw:text-box>
            <text:p><text:span text:style-name="T3">Time</text:span></text:p>
          </draw:text-box>
        </draw:frame>
        <draw:line draw:style-name="gr6" draw:text-style-name="P2" draw:layer="layout" svg:x1="3.921cm" svg:y1="3.54cm" svg:x2="4.683cm" svg:y2="3.54cm">
          <text:p/>
        </draw:line>
        <draw:line draw:style-name="gr6" draw:text-style-name="P2" draw:layer="layout" svg:x1="5.826cm" svg:y1="3.54cm" svg:x2="5.191cm" svg:y2="3.54cm">
          <text:p/>
        </draw:line>
        <draw:frame draw:style-name="gr10" draw:text-style-name="P4" draw:layer="layout" svg:width="5.629cm" svg:height="0.725cm" svg:x="5.68cm" svg:y="3.213cm">
          <draw:text-box>
            <text:p><text:span text:style-name="T3">One scheduler's tick (1 ms)</text:span></text:p>
          </draw:text-box>
        </draw:frame>
        <draw:line draw:style-name="gr6" draw:text-style-name="P2" draw:layer="layout" svg:x1="2.67cm" svg:y1="6.461cm" svg:x2="2.694cm" svg:y2="4.71cm">
          <text:p/>
        </draw:line>
        <draw:frame draw:style-name="gr11" draw:text-style-name="P3" draw:layer="layout" svg:width="1.755cm" svg:height="2.221cm" svg:x="1.97cm" svg:y="6.442cm">
          <draw:text-box>
            <text:p text:style-name="P3"><text:span text:style-name="T2">End of</text:span></text:p>
            <text:p text:style-name="P3"><text:span text:style-name="T2">Sys.</text:span></text:p>
            <text:p text:style-name="P3"><text:span text:style-name="T2">Tasks</text:span></text:p>
            <text:p text:style-name="P3"><text:span text:style-name="T2">Start</text:span></text:p>
            <text:p text:style-name="P3"><text:span text:style-name="T2">task#1</text:span></text:p>
          </draw:text-box>
        </draw:frame>
        <draw:line draw:style-name="gr6" draw:text-style-name="P2" draw:layer="layout" svg:x1="3.94cm" svg:y1="6.461cm" svg:x2="3.94cm" svg:y2="4.81cm">
          <text:p/>
        </draw:line>
        <draw:frame draw:style-name="gr12" draw:text-style-name="P3" draw:layer="layout" svg:width="1.967cm" svg:height="2.147cm" svg:x="3.359cm" svg:y="6.458cm">
          <draw:text-box>
            <text:p text:style-name="P3"><text:span text:style-name="T2">End of</text:span></text:p>
            <text:p text:style-name="P3"><text:span text:style-name="T2">Task#1,</text:span></text:p>
            <text:p text:style-name="P3"><text:span text:style-name="T2">start</text:span></text:p>
            <text:p text:style-name="P3"><text:span text:style-name="T2">task#2</text:span></text:p>
          </draw:text-box>
        </draw:frame>
        <draw:line draw:style-name="gr6" draw:text-style-name="P2" draw:layer="layout" svg:x1="5.472cm" svg:y1="6.561cm" svg:x2="5.472cm" svg:y2="4.783cm">
          <text:p/>
        </draw:line>
        <draw:frame draw:style-name="gr13" draw:text-style-name="P3" draw:layer="layout" svg:width="1.848cm" svg:height="1.2cm" svg:x="4.961cm" svg:y="6.503cm">
          <draw:text-box>
            <text:p text:style-name="P3"><text:span text:style-name="T2">End of</text:span></text:p>
            <text:p text:style-name="P3"><text:span text:style-name="T2">Task#2</text:span></text:p>
          </draw:text-box>
        </draw:frame>
        <draw:line draw:style-name="gr6" draw:text-style-name="P2" draw:layer="layout" svg:x1="7.115cm" svg:y1="6.942cm" svg:x2="7.115cm" svg:y2="4.783cm">
          <text:p/>
        </draw:line>
        <draw:frame draw:style-name="gr11" draw:text-style-name="P3" draw:layer="layout" svg:width="1.755cm" svg:height="1.199cm" svg:x="6.471cm" svg:y="6.943cm">
          <draw:text-box>
            <text:p text:style-name="P3"><text:span text:style-name="T2">Start</text:span></text:p>
            <text:p text:style-name="P3"><text:span text:style-name="T2">task#3</text:span></text:p>
          </draw:text-box>
        </draw:frame>
        <draw:line draw:style-name="gr14" draw:text-style-name="P2" draw:layer="layout" svg:x1="1.508cm" svg:y1="4.302cm" svg:x2="5.464cm" svg:y2="4.318cm">
          <text:p/>
        </draw:line>
        <draw:line draw:style-name="gr14" draw:text-style-name="P2" draw:layer="layout" svg:x1="7.118cm" svg:y1="4.328cm" svg:x2="10.671cm" svg:y2="4.302cm">
          <text:p/>
        </draw:line>
        <draw:line draw:style-name="gr6" draw:text-style-name="P2" draw:layer="layout" svg:x1="10.715cm" svg:y1="6.943cm" svg:x2="10.715cm" svg:y2="4.784cm">
          <text:p/>
        </draw:line>
        <draw:frame draw:style-name="gr13" draw:text-style-name="P3" draw:layer="layout" svg:width="1.848cm" svg:height="1.2cm" svg:x="9.861cm" svg:y="6.803cm">
          <draw:text-box>
            <text:p text:style-name="P3"><text:span text:style-name="T2">End of</text:span></text:p>
            <text:p text:style-name="P3"><text:span text:style-name="T2">Task#3</text:span></text:p>
          </draw:text-box>
        </draw:frame>
        <draw:line draw:style-name="gr5" draw:text-style-name="P2" draw:layer="layout" svg:x1="14.708cm" svg:y1="3.921cm" svg:x2="14.708cm" svg:y2="4.683cm">
          <text:p/>
        </draw:lin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355cm" draw:marker-end-width="0.355cm" draw:stroke-linejoin="roun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53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9cm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8.89cm" svg:x="1.689cm" svg:y="2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53cm" svg:height="0.725cm" svg:x="5.61cm" svg:y="1.289cm">
          <draw:text-box>
            <text:p><text:span text:style-name="T1">Рисунок 1.1</text:span></text:p>
          </draw:text-box>
        </draw:frame>
        <draw:custom-shape draw:style-name="gr3" draw:text-style-name="P1" draw:layer="layout" svg:width="1.016cm" svg:height="1.143cm" svg:x="7.315cm" svg:y="4.848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016cm" svg:height="1.143cm" svg:x="7.316cm" svg:y="7.7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layer="layout" svg:width="1.869cm" svg:height="0.962cm" svg:x="9.592cm" svg:y="2.115cm">
          <draw:text-box>
            <text:p>БПО</text:p>
          </draw:text-box>
        </draw:frame>
        <draw:custom-shape draw:style-name="gr5" draw:text-style-name="P1" draw:layer="layout" svg:width="10.617cm" svg:height="1.727cm" svg:x="2.54cm" svg:y="3.159cm">
          <text:p text:style-name="P1">ФПО (ЦЗ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625cm" svg:height="1.727cm" svg:x="2.451cm" svg:y="6.004cm">
          <text:p text:style-name="P1">СиПО ВУ (Планировщик, АЛС,</text:p>
          <text:p text:style-name="P1">обменный поток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625cm" svg:height="1.727cm" svg:x="2.44cm" svg:y="8.923cm">
          <text:p text:style-name="P1">СиПО НУ (ОСРВ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